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3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.51mm"/>
    </style:style>
    <style:style style:name="co4" style:family="table-column">
      <style:table-column-properties fo:break-before="auto" style:column-width="13.09mm"/>
    </style:style>
    <style:style style:name="co5" style:family="table-column">
      <style:table-column-properties fo:break-before="auto" style:column-width="14.13mm"/>
    </style:style>
    <style:style style:name="co6" style:family="table-column">
      <style:table-column-properties fo:break-before="auto" style:column-width="26.65mm"/>
    </style:style>
    <style:style style:name="co7" style:family="table-column">
      <style:table-column-properties fo:break-before="auto" style:column-width="14.76mm"/>
    </style:style>
    <style:style style:name="co8" style:family="table-column">
      <style:table-column-properties fo:break-before="auto" style:column-width="32.05mm"/>
    </style:style>
    <style:style style:name="co9" style:family="table-column">
      <style:table-column-properties fo:break-before="auto" style:column-width="32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non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666666" fo:border="none"/>
      <style:text-properties fo:color="#ffffff"/>
    </style:style>
    <style:style style:name="ce13" style:family="table-cell" style:parent-style-name="Default">
      <style:table-cell-properties fo:background-color="#eeeeee" fo:border="none"/>
      <style:text-properties fo:color="#000000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/>
    </style:style>
    <style:style style:name="ce5" style:family="table-cell" style:parent-style-name="Default">
      <style:table-cell-properties fo:background-color="#666666"/>
      <style:text-properties fo:color="#ffffff"/>
    </style:style>
    <style:style style:name="ce6" style:family="table-cell" style:parent-style-name="Default">
      <style:table-cell-properties fo:background-color="#666666" style:text-align-source="fix" style:repeat-content="false" fo:border="none"/>
      <style:paragraph-properties fo:text-align="center" fo:margin-left="0mm"/>
      <style:text-properties fo:color="#ffffff"/>
    </style:style>
    <style:style style:name="ce7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808080"/>
      <style:text-properties fo:color="#ffffff"/>
    </style:style>
    <style:style style:name="ce9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color="#ffffff"/>
    </style:style>
    <style:style style:name="ce10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background-color="#eeeeee"/>
      <style:text-properties fo:color="#000000"/>
    </style:style>
    <style:style style:name="ce23" style:family="table-cell" style:parent-style-name="Default">
      <style:text-properties fo:color="#000000"/>
    </style:style>
    <style:style style:name="ce24" style:family="table-cell" style:parent-style-name="Default">
      <style:table-cell-properties fo:background-color="transparent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0" table:default-cell-style-name="ce24"/>
        <table:table-row table:style-name="ro1">
          <table:table-cell office:value-type="string" calcext:value-type="string">
            <text:p>celerity</text:p>
          </table:table-cell>
          <table:table-cell office:value-type="float" office:value="343" calcext:value-type="float">
            <office:annotation draw:style-name="gr1" draw:text-style-name="P2" svg:width="28.99mm" svg:height="9.91mm" svg:x="42.91mm" svg:y="0mm" draw:caption-point-x="-6.1mm" draw:caption-point-y="0.1mm">
              <dc:date>2018-09-14T00:00:00</dc:date>
              <text:p text:style-name="P1"><text:span text:style-name="T1">Vitesse du son en m/s</text:span></text:p>
            </office:annotation>
            <text:p>343</text:p>
          </table:table-cell>
          <table:table-cell table:number-columns-repeated="12"/>
          <table:table-cell table:style-name="Default" table:number-columns-repeated="1010"/>
        </table:table-row>
        <table:table-row table:style-name="ro1" table:number-rows-repeated="4">
          <table:table-cell table:number-columns-repeated="14"/>
          <table:table-cell table:style-name="Default" table:number-columns-repeated="1010"/>
        </table:table-row>
        <table:table-row table:style-name="ro1">
          <table:table-cell table:style-name="ce1" office:value-type="string" calcext:value-type="string" table:number-columns-spanned="3" table:number-rows-spanned="1">
            <text:p>Waveform</text:p>
          </table:table-cell>
          <table:covered-table-cell table:style-name="ce4"/>
          <table:covered-table-cell table:style-name="ce6"/>
          <table:table-cell table:style-name="ce7" office:value-type="string" calcext:value-type="string" table:number-columns-spanned="7" table:number-rows-spanned="1">
            <text:p>Opening (oval)</text:p>
          </table:table-cell>
          <table:covered-table-cell table:number-columns-repeated="6" table:style-name="ce9"/>
          <table:table-cell table:style-name="ce10" office:value-type="string" calcext:value-type="string" table:number-columns-spanned="4" table:number-rows-spanned="1">
            <text:p>Cavity</text:p>
          </table:table-cell>
          <table:covered-table-cell table:number-columns-repeated="3" table:style-name="ce4"/>
          <table:table-cell table:style-name="Default" table:number-columns-repeated="1010"/>
        </table:table-row>
        <table:table-row table:style-name="ro1">
          <table:table-cell table:style-name="ce2" office:value-type="string" calcext:value-type="string">
            <text:p>note</text:p>
          </table:table-cell>
          <table:table-cell table:style-name="ce5" office:value-type="string" calcext:value-type="string">
            <text:p>freq (Hz)</text:p>
          </table:table-cell>
          <table:table-cell table:style-name="ce2" office:value-type="string" calcext:value-type="string">
            <text:p>lambda (mm)</text:p>
          </table:table-cell>
          <table:table-cell table:style-name="ce8" office:value-type="string" calcext:value-type="string">
            <office:annotation draw:style-name="gr2" draw:text-style-name="P2" svg:width="28.99mm" svg:height="13.86mm" svg:x="79mm" svg:y="12.09mm" draw:caption-point-x="-6.1mm" draw:caption-point-y="15.1mm">
              <dc:date>2019-02-13T00:00:00</dc:date>
              <text:p text:style-name="P1"><text:span text:style-name="T1">Rayon des demi-cercles</text:span></text:p>
              <text:p text:style-name="P1"><text:span text:style-name="T1">Radius of arcs</text:span></text:p>
            </office:annotation>
            <text:p>r (mm)</text:p>
          </table:table-cell>
          <table:table-cell table:style-name="ce8" office:value-type="string" calcext:value-type="string">
            <office:annotation draw:style-name="gr3" draw:text-style-name="P2" svg:width="28.99mm" svg:height="17.81mm" svg:x="92.09mm" svg:y="12.09mm" draw:caption-point-x="-6.1mm" draw:caption-point-y="15.1mm">
              <dc:date>2019-02-13T00:00:00</dc:date>
              <text:p text:style-name="P1"><text:span text:style-name="T1">Longueur rectigline</text:span></text:p>
              <text:p text:style-name="P1"><text:span text:style-name="T1">Rectilinear length</text:span></text:p>
            </office:annotation>
            <text:p>l (mm)</text:p>
          </table:table-cell>
          <table:table-cell table:style-name="ce8" office:value-type="string" calcext:value-type="string">
            <office:annotation draw:style-name="gr4" draw:text-style-name="P2" svg:width="28.99mm" svg:height="5.96mm" svg:x="106.22mm" svg:y="12.09mm" draw:caption-point-x="-6.1mm" draw:caption-point-y="15.1mm">
              <dc:date>2018-09-04T00:00:00</dc:date>
              <text:p text:style-name="P1"><text:span text:style-name="T1">Longueur du col</text:span></text:p>
            </office:annotation>
            <text:p>L (mm)</text:p>
          </table:table-cell>
          <table:table-cell table:style-name="ce8" office:value-type="string" calcext:value-type="string">
            <office:annotation draw:style-name="gr2" draw:text-style-name="P2" svg:width="28.99mm" svg:height="13.86mm" svg:x="128.8mm" svg:y="12.09mm" draw:caption-point-x="-6.1mm" draw:caption-point-y="15.1mm">
              <dc:date>2019-02-13T00:00:00</dc:date>
              <text:p text:style-name="P1"><text:span text:style-name="T1">Aire de l'ouverture</text:span></text:p>
              <text:p text:style-name="P1"><text:span text:style-name="T1">Opening area</text:span></text:p>
            </office:annotation>
            <text:p>A (mm²)</text:p>
          </table:table-cell>
          <table:table-cell table:style-name="ce8" office:value-type="string" calcext:value-type="string">
            <office:annotation draw:style-name="gr3" draw:text-style-name="P2" svg:width="28.99mm" svg:height="17.81mm" svg:x="155.45mm" svg:y="12.09mm" draw:caption-point-x="-6.1mm" draw:caption-point-y="15.1mm">
              <dc:date>2019-02-13T00:00:00</dc:date>
              <text:p text:style-name="P1"><text:span text:style-name="T1">Périmètre de l'ouverture</text:span></text:p>
              <text:p text:style-name="P1"><text:span text:style-name="T1">Opening perimeter</text:span></text:p>
            </office:annotation>
            <text:p>P (mm)</text:p>
          </table:table-cell>
          <table:table-cell table:style-name="ce8" office:value-type="string" calcext:value-type="string">
            <office:annotation draw:style-name="gr3" draw:text-style-name="P2" svg:width="28.99mm" svg:height="17.81mm" svg:x="178.03mm" svg:y="12.09mm" draw:caption-point-x="-6.1mm" draw:caption-point-y="15.1mm">
              <dc:date>2019-02-13T00:00:00</dc:date>
              <text:p text:style-name="P1"><text:span text:style-name="T1">Diamètre hydraulique</text:span></text:p>
              <text:p text:style-name="P1"><text:span text:style-name="T1">Hydraulic diameter</text:span></text:p>
            </office:annotation>
            <text:p>DH (mm)</text:p>
          </table:table-cell>
          <table:table-cell table:style-name="ce8" office:value-type="string" calcext:value-type="string">
            <office:annotation draw:style-name="gr5" draw:text-style-name="P2" svg:width="28.99mm" svg:height="21.76mm" svg:x="200.6mm" svg:y="12.09mm" draw:caption-point-x="-6.1mm" draw:caption-point-y="15.1mm">
              <dc:date>2019-02-13T00:00:00</dc:date>
              <text:p text:style-name="P1"><text:span text:style-name="T1">Longueur équivalente du col</text:span></text:p>
              <text:p text:style-name="P1"><text:span text:style-name="T1">Equivalent length of neck</text:span></text:p>
            </office:annotation>
            <text:p>Leq (mm)</text:p>
          </table:table-cell>
          <table:table-cell table:style-name="ce5" office:value-type="string" calcext:value-type="string">
            <text:p>V0 (mm³)</text:p>
          </table:table-cell>
          <table:table-cell table:style-name="ce5" office:value-type="string" calcext:value-type="string">
            <text:p>w (mm)</text:p>
          </table:table-cell>
          <table:table-cell table:style-name="ce5" office:value-type="string" calcext:value-type="string">
            <text:p>h (mm)</text:p>
          </table:table-cell>
          <table:table-cell table:style-name="ce5" office:value-type="string" calcext:value-type="string">
            <text:p>d (mm)</text:p>
          </table:table-cell>
          <table:table-cell table:style-name="Default" table:number-columns-repeated="1010"/>
        </table:table-row>
        <table:table-row table:style-name="ro1">
          <table:table-cell table:style-name="ce13" office:value-type="string" calcext:value-type="string">
            <text:p>F3</text:p>
          </table:table-cell>
          <table:table-cell table:style-name="ce3" table:formula="of:=[.B9]*POWER(2;-1/12)" office:value-type="float" office:value="174.614115716502" calcext:value-type="float">
            <text:p>174,614115716502</text:p>
          </table:table-cell>
          <table:table-cell table:style-name="ce3" table:formula="of:=1000*cel/[.B8]" office:value-type="float" office:value="1964.33145506337" calcext:value-type="float">
            <text:p>1964,33145506337</text:p>
          </table:table-cell>
          <table:table-cell table:style-name="ce3" table:formula="of:=[.D9]" office:value-type="float" office:value="7.5" calcext:value-type="float">
            <text:p>7,5</text:p>
          </table:table-cell>
          <table:table-cell table:style-name="ce3" table:formula="of:=[.E9]" office:value-type="float" office:value="15" calcext:value-type="float">
            <text:p>15</text:p>
          </table:table-cell>
          <table:table-cell table:style-name="ce3" table:formula="of:=[.F9]" office:value-type="float" office:value="15" calcext:value-type="float">
            <text:p>15</text:p>
          </table:table-cell>
          <table:table-cell table:style-name="ce3" table:formula="of:=3.141592654*[.D8]*[.D8]+[.D8]*[.E8]*2" office:value-type="float" office:value="401.7145867875" calcext:value-type="float">
            <text:p>401,7145867875</text:p>
          </table:table-cell>
          <table:table-cell table:style-name="ce3" table:formula="of:=2*(3.141592654*[.D8]+[.E8])" office:value-type="float" office:value="77.12388981" calcext:value-type="float">
            <text:p>77,12388981</text:p>
          </table:table-cell>
          <table:table-cell table:style-name="ce3" table:formula="of:=4*[.G8]/[.H8]" office:value-type="float" office:value="20.8347679442596" calcext:value-type="float">
            <text:p>20,8347679442596</text:p>
          </table:table-cell>
          <table:table-cell table:style-name="ce3" table:formula="of:=[.F8]+0.3*[.I8]" office:value-type="float" office:value="21.2504303832779" calcext:value-type="float">
            <text:p>21,2504303832779</text:p>
          </table:table-cell>
          <table:table-cell table:style-name="ce22" table:formula="of:=1000000*[.G8]*[.F8]*POWER(cel/2/PI()/[.B8]/[.J8];2)" office:value-type="float" office:value="1304197.0272893" calcext:value-type="float">
            <text:p>1304197,0272893</text:p>
          </table:table-cell>
          <table:table-cell table:style-name="ce3" table:formula="of:=[.L9]" office:value-type="float" office:value="15" calcext:value-type="float">
            <text:p>15</text:p>
          </table:table-cell>
          <table:table-cell table:style-name="ce22" table:formula="of:=[.C8]/8" office:value-type="float" office:value="245.541431882921" calcext:value-type="float">
            <text:p>245,541431882921</text:p>
          </table:table-cell>
          <table:table-cell table:style-name="ce22" table:formula="of:=[.K8]/[.L8]/[.M8]" office:value-type="float" office:value="354.101007798192" calcext:value-type="float">
            <text:p>354,101007798192</text:p>
          </table:table-cell>
          <table:table-cell table:style-name="ce23" table:number-columns-repeated="1010"/>
        </table:table-row>
        <table:table-row table:style-name="ro1">
          <table:table-cell table:style-name="ce13" office:value-type="string" calcext:value-type="string">
            <text:p>F#3</text:p>
          </table:table-cell>
          <table:table-cell table:style-name="ce3" table:formula="of:=[.B10]*POWER(2;-1/12)" office:value-type="float" office:value="184.997211355817" calcext:value-type="float">
            <text:p>184,997211355817</text:p>
          </table:table-cell>
          <table:table-cell table:style-name="ce3" table:formula="of:=1000*cel/[.B9]" office:value-type="float" office:value="1854.08200202697" calcext:value-type="float">
            <text:p>1854,08200202697</text:p>
          </table:table-cell>
          <table:table-cell table:style-name="ce3" table:formula="of:=[.D10]" office:value-type="float" office:value="7.5" calcext:value-type="float">
            <text:p>7,5</text:p>
          </table:table-cell>
          <table:table-cell table:style-name="ce3" table:formula="of:=[.E10]" office:value-type="float" office:value="15" calcext:value-type="float">
            <text:p>15</text:p>
          </table:table-cell>
          <table:table-cell table:style-name="ce3" table:formula="of:=[.F10]" office:value-type="float" office:value="15" calcext:value-type="float">
            <text:p>15</text:p>
          </table:table-cell>
          <table:table-cell table:style-name="ce3" table:formula="of:=3.141592654*[.D9]*[.D9]+[.D9]*[.E9]*2" office:value-type="float" office:value="401.7145867875" calcext:value-type="float">
            <text:p>401,7145867875</text:p>
          </table:table-cell>
          <table:table-cell table:style-name="ce3" table:formula="of:=2*(3.141592654*[.D9]+[.E9])" office:value-type="float" office:value="77.12388981" calcext:value-type="float">
            <text:p>77,12388981</text:p>
          </table:table-cell>
          <table:table-cell table:style-name="ce3" table:formula="of:=4*[.G9]/[.H9]" office:value-type="float" office:value="20.8347679442596" calcext:value-type="float">
            <text:p>20,8347679442596</text:p>
          </table:table-cell>
          <table:table-cell table:style-name="ce3" table:formula="of:=[.F9]+0.3*[.I9]" office:value-type="float" office:value="21.2504303832779" calcext:value-type="float">
            <text:p>21,2504303832779</text:p>
          </table:table-cell>
          <table:table-cell table:style-name="ce22" table:formula="of:=1000000*[.G9]*[.F9]*POWER(cel/2/PI()/[.B9]/[.J9];2)" office:value-type="float" office:value="1161907.45981448" calcext:value-type="float">
            <text:p>1161907,45981448</text:p>
          </table:table-cell>
          <table:table-cell table:style-name="ce3" table:formula="of:=[.L10]" office:value-type="float" office:value="15" calcext:value-type="float">
            <text:p>15</text:p>
          </table:table-cell>
          <table:table-cell table:style-name="ce22" table:formula="of:=[.C9]/8" office:value-type="float" office:value="231.760250253371" calcext:value-type="float">
            <text:p>231,760250253371</text:p>
          </table:table-cell>
          <table:table-cell table:style-name="ce22" table:formula="of:=[.K9]/[.L9]/[.M9]" office:value-type="float" office:value="334.226845355414" calcext:value-type="float">
            <text:p>334,226845355414</text:p>
          </table:table-cell>
          <table:table-cell table:style-name="ce23" table:number-columns-repeated="1010"/>
        </table:table-row>
        <table:table-row table:style-name="ro1">
          <table:table-cell table:style-name="ce13" office:value-type="string" calcext:value-type="string">
            <text:p>G3</text:p>
          </table:table-cell>
          <table:table-cell table:style-name="ce3" table:formula="of:=[.B11]*POWER(2;-1/12)" office:value-type="float" office:value="195.997717990875" calcext:value-type="float">
            <text:p>195,997717990875</text:p>
          </table:table-cell>
          <table:table-cell table:style-name="ce3" table:formula="of:=1000*cel/[.B10]" office:value-type="float" office:value="1750.0203753187" calcext:value-type="float">
            <text:p>1750,0203753187</text:p>
          </table:table-cell>
          <table:table-cell table:style-name="ce3" table:formula="of:=[.D11]" office:value-type="float" office:value="7.5" calcext:value-type="float">
            <text:p>7,5</text:p>
          </table:table-cell>
          <table:table-cell table:style-name="ce3" table:formula="of:=[.E11]" office:value-type="float" office:value="15" calcext:value-type="float">
            <text:p>15</text:p>
          </table:table-cell>
          <table:table-cell table:style-name="ce3" table:formula="of:=[.F11]" office:value-type="float" office:value="15" calcext:value-type="float">
            <text:p>15</text:p>
          </table:table-cell>
          <table:table-cell table:style-name="ce3" table:formula="of:=3.141592654*[.D10]*[.D10]+[.D10]*[.E10]*2" office:value-type="float" office:value="401.7145867875" calcext:value-type="float">
            <text:p>401,7145867875</text:p>
          </table:table-cell>
          <table:table-cell table:style-name="ce3" table:formula="of:=2*(3.141592654*[.D10]+[.E10])" office:value-type="float" office:value="77.12388981" calcext:value-type="float">
            <text:p>77,12388981</text:p>
          </table:table-cell>
          <table:table-cell table:style-name="ce3" table:formula="of:=4*[.G10]/[.H10]" office:value-type="float" office:value="20.8347679442596" calcext:value-type="float">
            <text:p>20,8347679442596</text:p>
          </table:table-cell>
          <table:table-cell table:style-name="ce3" table:formula="of:=[.F10]+0.3*[.I10]" office:value-type="float" office:value="21.2504303832779" calcext:value-type="float">
            <text:p>21,2504303832779</text:p>
          </table:table-cell>
          <table:table-cell table:style-name="ce22" table:formula="of:=1000000*[.G10]*[.F10]*POWER(cel/2/PI()/[.B10]/[.J10];2)" office:value-type="float" office:value="1035141.86654642" calcext:value-type="float">
            <text:p>1035141,86654642</text:p>
          </table:table-cell>
          <table:table-cell table:style-name="ce3" table:formula="of:=[.L11]" office:value-type="float" office:value="15" calcext:value-type="float">
            <text:p>15</text:p>
          </table:table-cell>
          <table:table-cell table:style-name="ce22" table:formula="of:=[.C10]/8" office:value-type="float" office:value="218.752546914838" calcext:value-type="float">
            <text:p>218,752546914838</text:p>
          </table:table-cell>
          <table:table-cell table:style-name="ce22" table:formula="of:=[.K10]/[.L10]/[.M10]" office:value-type="float" office:value="315.468133939612" calcext:value-type="float">
            <text:p>315,468133939612</text:p>
          </table:table-cell>
          <table:table-cell table:style-name="ce23" table:number-columns-repeated="1010"/>
        </table:table-row>
        <table:table-row table:style-name="ro1">
          <table:table-cell table:style-name="ce13" office:value-type="string" calcext:value-type="string">
            <text:p>G#3</text:p>
          </table:table-cell>
          <table:table-cell table:style-name="ce3" table:formula="of:=[.B12]*POWER(2;-1/12)" office:value-type="float" office:value="207.652348789973" calcext:value-type="float">
            <text:p>207,652348789973</text:p>
          </table:table-cell>
          <table:table-cell table:style-name="ce3" table:formula="of:=1000*cel/[.B11]" office:value-type="float" office:value="1651.7992789329" calcext:value-type="float">
            <text:p>1651,7992789329</text:p>
          </table:table-cell>
          <table:table-cell table:style-name="ce3" table:formula="of:=[.D12]" office:value-type="float" office:value="7.5" calcext:value-type="float">
            <text:p>7,5</text:p>
          </table:table-cell>
          <table:table-cell table:style-name="ce3" table:formula="of:=[.E12]" office:value-type="float" office:value="15" calcext:value-type="float">
            <text:p>15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formula="of:=3.141592654*[.D11]*[.D11]+[.D11]*[.E11]*2" office:value-type="float" office:value="401.7145867875" calcext:value-type="float">
            <text:p>401,7145867875</text:p>
          </table:table-cell>
          <table:table-cell table:style-name="ce3" table:formula="of:=2*(3.141592654*[.D11]+[.E11])" office:value-type="float" office:value="77.12388981" calcext:value-type="float">
            <text:p>77,12388981</text:p>
          </table:table-cell>
          <table:table-cell table:style-name="ce3" table:formula="of:=4*[.G11]/[.H11]" office:value-type="float" office:value="20.8347679442596" calcext:value-type="float">
            <text:p>20,8347679442596</text:p>
          </table:table-cell>
          <table:table-cell table:style-name="ce3" table:formula="of:=[.F11]+0.3*[.I11]" office:value-type="float" office:value="21.2504303832779" calcext:value-type="float">
            <text:p>21,2504303832779</text:p>
          </table:table-cell>
          <table:table-cell table:style-name="ce22" table:formula="of:=1000000*[.G11]*[.F11]*POWER(cel/2/PI()/[.B11]/[.J11];2)" office:value-type="float" office:value="922206.561999604" calcext:value-type="float">
            <text:p>922206,561999604</text:p>
          </table:table-cell>
          <table:table-cell table:style-name="ce3" table:formula="of:=[.L12]" office:value-type="float" office:value="15" calcext:value-type="float">
            <text:p>15</text:p>
          </table:table-cell>
          <table:table-cell table:style-name="ce22" table:formula="of:=[.C11]/8" office:value-type="float" office:value="206.474909866613" calcext:value-type="float">
            <text:p>206,474909866613</text:p>
          </table:table-cell>
          <table:table-cell table:style-name="ce22" table:formula="of:=[.K11]/[.L11]/[.M11]" office:value-type="float" office:value="297.762268095228" calcext:value-type="float">
            <text:p>297,762268095228</text:p>
          </table:table-cell>
          <table:table-cell table:style-name="ce23" table:number-columns-repeated="1010"/>
        </table:table-row>
        <table:table-row table:style-name="ro1">
          <table:table-cell table:style-name="ce13" office:value-type="string" calcext:value-type="string">
            <text:p>A3</text:p>
          </table:table-cell>
          <table:table-cell table:style-name="ce3" table:formula="of:=[.B13]*POWER(2;-1/12)" office:value-type="float" office:value="220" calcext:value-type="float">
            <text:p>220</text:p>
          </table:table-cell>
          <table:table-cell table:style-name="ce3" table:formula="of:=1000*cel/[.B12]" office:value-type="float" office:value="1559.09090909091" calcext:value-type="float">
            <text:p>1559,09090909091</text:p>
          </table:table-cell>
          <table:table-cell table:style-name="ce3" table:formula="of:=[.D13]" office:value-type="float" office:value="7.5" calcext:value-type="float">
            <text:p>7,5</text:p>
          </table:table-cell>
          <table:table-cell table:style-name="ce3" table:formula="of:=[.E13]" office:value-type="float" office:value="15" calcext:value-type="float">
            <text:p>15</text:p>
          </table:table-cell>
          <table:table-cell table:style-name="ce3" table:formula="of:=[.F13]" office:value-type="float" office:value="10" calcext:value-type="float">
            <text:p>10</text:p>
          </table:table-cell>
          <table:table-cell table:style-name="ce3" table:formula="of:=3.141592654*[.D12]*[.D12]+[.D12]*[.E12]*2" office:value-type="float" office:value="401.7145867875" calcext:value-type="float">
            <text:p>401,7145867875</text:p>
          </table:table-cell>
          <table:table-cell table:style-name="ce3" table:formula="of:=2*(3.141592654*[.D12]+[.E12])" office:value-type="float" office:value="77.12388981" calcext:value-type="float">
            <text:p>77,12388981</text:p>
          </table:table-cell>
          <table:table-cell table:style-name="ce3" table:formula="of:=4*[.G12]/[.H12]" office:value-type="float" office:value="20.8347679442596" calcext:value-type="float">
            <text:p>20,8347679442596</text:p>
          </table:table-cell>
          <table:table-cell table:style-name="ce3" table:formula="of:=[.F12]+0.3*[.I12]" office:value-type="float" office:value="16.2504303832779" calcext:value-type="float">
            <text:p>16,2504303832779</text:p>
          </table:table-cell>
          <table:table-cell table:style-name="ce22" table:formula="of:=1000000*[.G12]*[.F12]*POWER(cel/2/PI()/[.B12]/[.J12];2)" office:value-type="float" office:value="936636.350415084" calcext:value-type="float">
            <text:p>936636,350415084</text:p>
          </table:table-cell>
          <table:table-cell table:style-name="ce3" table:formula="of:=[.L13]" office:value-type="float" office:value="15" calcext:value-type="float">
            <text:p>15</text:p>
          </table:table-cell>
          <table:table-cell table:style-name="ce22" table:formula="of:=[.C12]/8" office:value-type="float" office:value="194.886363636364" calcext:value-type="float">
            <text:p>194,886363636364</text:p>
          </table:table-cell>
          <table:table-cell table:style-name="ce22" table:formula="of:=[.K12]/[.L12]/[.M12]" office:value-type="float" office:value="320.404271473382" calcext:value-type="float">
            <text:p>320,404271473382</text:p>
          </table:table-cell>
          <table:table-cell table:style-name="ce23" table:number-columns-repeated="1010"/>
        </table:table-row>
        <table:table-row table:style-name="ro1">
          <table:table-cell table:style-name="ce13" office:value-type="string" calcext:value-type="string">
            <text:p>A#3</text:p>
          </table:table-cell>
          <table:table-cell table:style-name="ce3" table:formula="of:=[.B14]*POWER(2;-1/12)" office:value-type="float" office:value="233.081880759045" calcext:value-type="float">
            <text:p>233,081880759045</text:p>
          </table:table-cell>
          <table:table-cell table:style-name="ce3" table:formula="of:=1000*cel/[.B13]" office:value-type="float" office:value="1471.58586022646" calcext:value-type="float">
            <text:p>1471,58586022646</text:p>
          </table:table-cell>
          <table:table-cell table:style-name="ce3" table:formula="of:=[.D14]" office:value-type="float" office:value="7.5" calcext:value-type="float">
            <text:p>7,5</text:p>
          </table:table-cell>
          <table:table-cell table:style-name="ce3" table:formula="of:=[.E14]" office:value-type="float" office:value="15" calcext:value-type="float">
            <text:p>15</text:p>
          </table:table-cell>
          <table:table-cell table:style-name="ce3" table:formula="of:=[.F14]" office:value-type="float" office:value="10" calcext:value-type="float">
            <text:p>10</text:p>
          </table:table-cell>
          <table:table-cell table:style-name="ce3" table:formula="of:=3.141592654*[.D13]*[.D13]+[.D13]*[.E13]*2" office:value-type="float" office:value="401.7145867875" calcext:value-type="float">
            <text:p>401,7145867875</text:p>
          </table:table-cell>
          <table:table-cell table:style-name="ce3" table:formula="of:=2*(3.141592654*[.D13]+[.E13])" office:value-type="float" office:value="77.12388981" calcext:value-type="float">
            <text:p>77,12388981</text:p>
          </table:table-cell>
          <table:table-cell table:style-name="ce3" table:formula="of:=4*[.G13]/[.H13]" office:value-type="float" office:value="20.8347679442596" calcext:value-type="float">
            <text:p>20,8347679442596</text:p>
          </table:table-cell>
          <table:table-cell table:style-name="ce3" table:formula="of:=[.F13]+0.3*[.I13]" office:value-type="float" office:value="16.2504303832779" calcext:value-type="float">
            <text:p>16,2504303832779</text:p>
          </table:table-cell>
          <table:table-cell table:style-name="ce22" table:formula="of:=1000000*[.G13]*[.F13]*POWER(cel/2/PI()/[.B13]/[.J13];2)" office:value-type="float" office:value="834448.123948445" calcext:value-type="float">
            <text:p>834448,123948445</text:p>
          </table:table-cell>
          <table:table-cell table:style-name="ce3" table:formula="of:=[.L14]" office:value-type="float" office:value="15" calcext:value-type="float">
            <text:p>15</text:p>
          </table:table-cell>
          <table:table-cell table:style-name="ce22" table:formula="of:=[.C13]/8" office:value-type="float" office:value="183.948232528307" calcext:value-type="float">
            <text:p>183,948232528307</text:p>
          </table:table-cell>
          <table:table-cell table:style-name="ce22" table:formula="of:=[.K13]/[.L13]/[.M13]" office:value-type="float" office:value="302.421361517217" calcext:value-type="float">
            <text:p>302,421361517217</text:p>
          </table:table-cell>
          <table:table-cell table:style-name="ce23" table:number-columns-repeated="1010"/>
        </table:table-row>
        <table:table-row table:style-name="ro1">
          <table:table-cell table:style-name="ce13" office:value-type="string" calcext:value-type="string">
            <text:p>B3</text:p>
          </table:table-cell>
          <table:table-cell table:style-name="ce3" table:formula="of:=[.B15]*POWER(2;-1/12)" office:value-type="float" office:value="246.941650628062" calcext:value-type="float">
            <text:p>246,941650628062</text:p>
          </table:table-cell>
          <table:table-cell table:style-name="ce3" table:formula="of:=1000*cel/[.B14]" office:value-type="float" office:value="1388.99209237335" calcext:value-type="float">
            <text:p>1388,99209237335</text:p>
          </table:table-cell>
          <table:table-cell table:style-name="ce3" table:formula="of:=[.D15]" office:value-type="float" office:value="7.5" calcext:value-type="float">
            <text:p>7,5</text:p>
          </table:table-cell>
          <table:table-cell table:style-name="ce3" table:formula="of:=[.E15]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3.141592654*[.D14]*[.D14]+[.D14]*[.E14]*2" office:value-type="float" office:value="401.7145867875" calcext:value-type="float">
            <text:p>401,7145867875</text:p>
          </table:table-cell>
          <table:table-cell table:style-name="ce3" table:formula="of:=2*(3.141592654*[.D14]+[.E14])" office:value-type="float" office:value="77.12388981" calcext:value-type="float">
            <text:p>77,12388981</text:p>
          </table:table-cell>
          <table:table-cell table:style-name="ce3" table:formula="of:=4*[.G14]/[.H14]" office:value-type="float" office:value="20.8347679442596" calcext:value-type="float">
            <text:p>20,8347679442596</text:p>
          </table:table-cell>
          <table:table-cell table:style-name="ce3" table:formula="of:=[.F14]+0.3*[.I14]" office:value-type="float" office:value="16.2504303832779" calcext:value-type="float">
            <text:p>16,2504303832779</text:p>
          </table:table-cell>
          <table:table-cell table:style-name="ce22" table:formula="of:=1000000*[.G14]*[.F14]*POWER(cel/2/PI()/[.B14]/[.J14];2)" office:value-type="float" office:value="743408.76398028" calcext:value-type="float">
            <text:p>743408,76398028</text:p>
          </table:table-cell>
          <table:table-cell table:style-name="ce3" table:formula="of:=[.L15]" office:value-type="float" office:value="15" calcext:value-type="float">
            <text:p>15</text:p>
          </table:table-cell>
          <table:table-cell table:style-name="ce22" table:formula="of:=[.C14]/8" office:value-type="float" office:value="173.624011546668" calcext:value-type="float">
            <text:p>173,624011546668</text:p>
          </table:table-cell>
          <table:table-cell table:style-name="ce22" table:formula="of:=[.K14]/[.L14]/[.M14]" office:value-type="float" office:value="285.447754742325" calcext:value-type="float">
            <text:p>285,447754742325</text:p>
          </table:table-cell>
          <table:table-cell table:style-name="ce23" table:number-columns-repeated="1010"/>
        </table:table-row>
        <table:table-row table:style-name="ro1">
          <table:table-cell table:style-name="ce13" office:value-type="string" calcext:value-type="string">
            <text:p>C4</text:p>
          </table:table-cell>
          <table:table-cell table:style-name="ce3" table:formula="of:=[.B16]*POWER(2;-1/12)" office:value-type="float" office:value="261.625565300599" calcext:value-type="float">
            <text:p>261,625565300599</text:p>
          </table:table-cell>
          <table:table-cell table:style-name="ce3" table:formula="of:=1000*cel/[.B15]" office:value-type="float" office:value="1311.0339565092" calcext:value-type="float">
            <text:p>1311,0339565092</text:p>
          </table:table-cell>
          <table:table-cell table:style-name="ce3" table:formula="of:=[.D16]" office:value-type="float" office:value="7.5" calcext:value-type="float">
            <text:p>7,5</text:p>
          </table:table-cell>
          <table:table-cell table:style-name="ce3" table:formula="of:=[.E16]" office:value-type="float" office:value="15" calcext:value-type="float">
            <text:p>15</text:p>
          </table:table-cell>
          <table:table-cell table:style-name="ce3" table:formula="of:=[.F16]" office:value-type="float" office:value="5" calcext:value-type="float">
            <text:p>5</text:p>
          </table:table-cell>
          <table:table-cell table:style-name="ce3" table:formula="of:=3.141592654*[.D15]*[.D15]+[.D15]*[.E15]*2" office:value-type="float" office:value="401.7145867875" calcext:value-type="float">
            <text:p>401,7145867875</text:p>
          </table:table-cell>
          <table:table-cell table:style-name="ce3" table:formula="of:=2*(3.141592654*[.D15]+[.E15])" office:value-type="float" office:value="77.12388981" calcext:value-type="float">
            <text:p>77,12388981</text:p>
          </table:table-cell>
          <table:table-cell table:style-name="ce3" table:formula="of:=4*[.G15]/[.H15]" office:value-type="float" office:value="20.8347679442596" calcext:value-type="float">
            <text:p>20,8347679442596</text:p>
          </table:table-cell>
          <table:table-cell table:style-name="ce3" table:formula="of:=[.F15]+0.3*[.I15]" office:value-type="float" office:value="11.2504303832779" calcext:value-type="float">
            <text:p>11,2504303832779</text:p>
          </table:table-cell>
          <table:table-cell table:style-name="ce22" table:formula="of:=1000000*[.G15]*[.F15]*POWER(cel/2/PI()/[.B15]/[.J15];2)" office:value-type="float" office:value="690903.633712345" calcext:value-type="float">
            <text:p>690903,633712345</text:p>
          </table:table-cell>
          <table:table-cell table:style-name="ce3" table:formula="of:=[.L16]" office:value-type="float" office:value="15" calcext:value-type="float">
            <text:p>15</text:p>
          </table:table-cell>
          <table:table-cell table:style-name="ce22" table:formula="of:=[.C15]/8" office:value-type="float" office:value="163.87924456365" calcext:value-type="float">
            <text:p>163,87924456365</text:p>
          </table:table-cell>
          <table:table-cell table:style-name="ce22" table:formula="of:=[.K15]/[.L15]/[.M15]" office:value-type="float" office:value="281.062085501621" calcext:value-type="float">
            <text:p>281,062085501621</text:p>
          </table:table-cell>
          <table:table-cell table:style-name="ce23" table:number-columns-repeated="1010"/>
        </table:table-row>
        <table:table-row table:style-name="ro1">
          <table:table-cell table:style-name="ce13" office:value-type="string" calcext:value-type="string">
            <text:p>C#4</text:p>
          </table:table-cell>
          <table:table-cell table:style-name="ce3" table:formula="of:=[.B17]*POWER(2;-1/12)" office:value-type="float" office:value="277.182630976872" calcext:value-type="float">
            <text:p>277,182630976872</text:p>
          </table:table-cell>
          <table:table-cell table:style-name="ce3" table:formula="of:=1000*cel/[.B16]" office:value-type="float" office:value="1237.45127460248" calcext:value-type="float">
            <text:p>1237,45127460248</text:p>
          </table:table-cell>
          <table:table-cell table:style-name="ce3" table:formula="of:=[.D17]" office:value-type="float" office:value="7.5" calcext:value-type="float">
            <text:p>7,5</text:p>
          </table:table-cell>
          <table:table-cell table:style-name="ce3" table:formula="of:=[.E17]" office:value-type="float" office:value="15" calcext:value-type="float">
            <text:p>15</text:p>
          </table:table-cell>
          <table:table-cell table:style-name="ce3" table:formula="of:=[.F17]" office:value-type="float" office:value="5" calcext:value-type="float">
            <text:p>5</text:p>
          </table:table-cell>
          <table:table-cell table:style-name="ce3" table:formula="of:=3.141592654*[.D16]*[.D16]+[.D16]*[.E16]*2" office:value-type="float" office:value="401.7145867875" calcext:value-type="float">
            <text:p>401,7145867875</text:p>
          </table:table-cell>
          <table:table-cell table:style-name="ce3" table:formula="of:=2*(3.141592654*[.D16]+[.E16])" office:value-type="float" office:value="77.12388981" calcext:value-type="float">
            <text:p>77,12388981</text:p>
          </table:table-cell>
          <table:table-cell table:style-name="ce3" table:formula="of:=4*[.G16]/[.H16]" office:value-type="float" office:value="20.8347679442596" calcext:value-type="float">
            <text:p>20,8347679442596</text:p>
          </table:table-cell>
          <table:table-cell table:style-name="ce3" table:formula="of:=[.F16]+0.3*[.I16]" office:value-type="float" office:value="11.2504303832779" calcext:value-type="float">
            <text:p>11,2504303832779</text:p>
          </table:table-cell>
          <table:table-cell table:style-name="ce22" table:formula="of:=1000000*[.G16]*[.F16]*POWER(cel/2/PI()/[.B16]/[.J16];2)" office:value-type="float" office:value="615525.161632831" calcext:value-type="float">
            <text:p>615525,161632831</text:p>
          </table:table-cell>
          <table:table-cell table:style-name="ce3" table:formula="of:=[.L17]" office:value-type="float" office:value="15" calcext:value-type="float">
            <text:p>15</text:p>
          </table:table-cell>
          <table:table-cell table:style-name="ce22" table:formula="of:=[.C16]/8" office:value-type="float" office:value="154.68140932531" calcext:value-type="float">
            <text:p>154,68140932531</text:p>
          </table:table-cell>
          <table:table-cell table:style-name="ce22" table:formula="of:=[.K16]/[.L16]/[.M16]" office:value-type="float" office:value="265.287282773726" calcext:value-type="float">
            <text:p>265,287282773726</text:p>
          </table:table-cell>
          <table:table-cell table:style-name="ce23" table:number-columns-repeated="1010"/>
        </table:table-row>
        <table:table-row table:style-name="ro1">
          <table:table-cell table:style-name="ce13" office:value-type="string" calcext:value-type="string">
            <text:p>D4</text:p>
          </table:table-cell>
          <table:table-cell table:style-name="ce3" table:formula="of:=[.B18]*POWER(2;-1/12)" office:value-type="float" office:value="293.664767917408" calcext:value-type="float">
            <text:p>293,664767917408</text:p>
          </table:table-cell>
          <table:table-cell table:style-name="ce3" table:formula="of:=1000*cel/[.B17]" office:value-type="float" office:value="1167.9984712925" calcext:value-type="float">
            <text:p>1167,9984712925</text:p>
          </table:table-cell>
          <table:table-cell table:style-name="ce3" table:formula="of:=[.D18]" office:value-type="float" office:value="7.5" calcext:value-type="float">
            <text:p>7,5</text:p>
          </table:table-cell>
          <table:table-cell table:style-name="ce3" table:formula="of:=[.E18]" office:value-type="float" office:value="15" calcext:value-type="float">
            <text:p>15</text:p>
          </table:table-cell>
          <table:table-cell table:style-name="ce3" table:formula="of:=[.F18]" office:value-type="float" office:value="5" calcext:value-type="float">
            <text:p>5</text:p>
          </table:table-cell>
          <table:table-cell table:style-name="ce3" table:formula="of:=3.141592654*[.D17]*[.D17]+[.D17]*[.E17]*2" office:value-type="float" office:value="401.7145867875" calcext:value-type="float">
            <text:p>401,7145867875</text:p>
          </table:table-cell>
          <table:table-cell table:style-name="ce3" table:formula="of:=2*(3.141592654*[.D17]+[.E17])" office:value-type="float" office:value="77.12388981" calcext:value-type="float">
            <text:p>77,12388981</text:p>
          </table:table-cell>
          <table:table-cell table:style-name="ce3" table:formula="of:=4*[.G17]/[.H17]" office:value-type="float" office:value="20.8347679442596" calcext:value-type="float">
            <text:p>20,8347679442596</text:p>
          </table:table-cell>
          <table:table-cell table:style-name="ce3" table:formula="of:=[.F17]+0.3*[.I17]" office:value-type="float" office:value="11.2504303832779" calcext:value-type="float">
            <text:p>11,2504303832779</text:p>
          </table:table-cell>
          <table:table-cell table:style-name="ce22" table:formula="of:=1000000*[.G17]*[.F17]*POWER(cel/2/PI()/[.B17]/[.J17];2)" office:value-type="float" office:value="548370.577481814" calcext:value-type="float">
            <text:p>548370,577481814</text:p>
          </table:table-cell>
          <table:table-cell table:style-name="ce3" table:formula="of:=[.L18]" office:value-type="float" office:value="15" calcext:value-type="float">
            <text:p>15</text:p>
          </table:table-cell>
          <table:table-cell table:style-name="ce22" table:formula="of:=[.C17]/8" office:value-type="float" office:value="145.999808911563" calcext:value-type="float">
            <text:p>145,999808911563</text:p>
          </table:table-cell>
          <table:table-cell table:style-name="ce22" table:formula="of:=[.K17]/[.L17]/[.M17]" office:value-type="float" office:value="250.397851691245" calcext:value-type="float">
            <text:p>250,397851691245</text:p>
          </table:table-cell>
          <table:table-cell table:style-name="ce23" table:number-columns-repeated="1010"/>
        </table:table-row>
        <table:table-row table:style-name="ro1">
          <table:table-cell table:style-name="ce13" office:value-type="string" calcext:value-type="string">
            <text:p>D#4</text:p>
          </table:table-cell>
          <table:table-cell table:style-name="ce3" table:formula="of:=[.B19]*POWER(2;-1/12)" office:value-type="float" office:value="311.126983722081" calcext:value-type="float">
            <text:p>311,126983722081</text:p>
          </table:table-cell>
          <table:table-cell table:style-name="ce3" table:formula="of:=1000*cel/[.B18]" office:value-type="float" office:value="1102.44375430448" calcext:value-type="float">
            <text:p>1102,44375430448</text:p>
          </table:table-cell>
          <table:table-cell table:style-name="ce3" table:formula="of:=[.D19]" office:value-type="float" office:value="7.5" calcext:value-type="float">
            <text:p>7,5</text:p>
          </table:table-cell>
          <table:table-cell table:style-name="ce3" table:formula="of:=[.E19]" office:value-type="float" office:value="15" calcext:value-type="float">
            <text:p>15</text:p>
          </table:table-cell>
          <table:table-cell table:style-name="ce3" table:formula="of:=[.F19]" office:value-type="float" office:value="5" calcext:value-type="float">
            <text:p>5</text:p>
          </table:table-cell>
          <table:table-cell table:style-name="ce3" table:formula="of:=3.141592654*[.D18]*[.D18]+[.D18]*[.E18]*2" office:value-type="float" office:value="401.7145867875" calcext:value-type="float">
            <text:p>401,7145867875</text:p>
          </table:table-cell>
          <table:table-cell table:style-name="ce3" table:formula="of:=2*(3.141592654*[.D18]+[.E18])" office:value-type="float" office:value="77.12388981" calcext:value-type="float">
            <text:p>77,12388981</text:p>
          </table:table-cell>
          <table:table-cell table:style-name="ce3" table:formula="of:=4*[.G18]/[.H18]" office:value-type="float" office:value="20.8347679442596" calcext:value-type="float">
            <text:p>20,8347679442596</text:p>
          </table:table-cell>
          <table:table-cell table:style-name="ce3" table:formula="of:=[.F18]+0.3*[.I18]" office:value-type="float" office:value="11.2504303832779" calcext:value-type="float">
            <text:p>11,2504303832779</text:p>
          </table:table-cell>
          <table:table-cell table:style-name="ce22" table:formula="of:=1000000*[.G18]*[.F18]*POWER(cel/2/PI()/[.B18]/[.J18];2)" office:value-type="float" office:value="488542.644544426" calcext:value-type="float">
            <text:p>488542,644544426</text:p>
          </table:table-cell>
          <table:table-cell table:style-name="ce3" table:formula="of:=[.L19]" office:value-type="float" office:value="15" calcext:value-type="float">
            <text:p>15</text:p>
          </table:table-cell>
          <table:table-cell table:style-name="ce22" table:formula="of:=[.C18]/8" office:value-type="float" office:value="137.80546928806" calcext:value-type="float">
            <text:p>137,80546928806</text:p>
          </table:table-cell>
          <table:table-cell table:style-name="ce22" table:formula="of:=[.K18]/[.L18]/[.M18]" office:value-type="float" office:value="236.344100162046" calcext:value-type="float">
            <text:p>236,344100162046</text:p>
          </table:table-cell>
          <table:table-cell table:style-name="ce23" table:number-columns-repeated="1010"/>
        </table:table-row>
        <table:table-row table:style-name="ro1">
          <table:table-cell table:style-name="ce13" office:value-type="string" calcext:value-type="string">
            <text:p>E4</text:p>
          </table:table-cell>
          <table:table-cell table:style-name="ce3" table:formula="of:=[.B20]*POWER(2;-1/12)" office:value-type="float" office:value="329.62755691287" calcext:value-type="float">
            <text:p>329,62755691287</text:p>
          </table:table-cell>
          <table:table-cell table:style-name="ce3" table:formula="of:=1000*cel/[.B19]" office:value-type="float" office:value="1040.56834086437" calcext:value-type="float">
            <text:p>1040,56834086437</text:p>
          </table:table-cell>
          <table:table-cell table:style-name="ce3" table:formula="of:=[.D20]" office:value-type="float" office:value="7.5" calcext:value-type="float">
            <text:p>7,5</text:p>
          </table:table-cell>
          <table:table-cell table:style-name="ce3" table:formula="of:=[.E20]" office:value-type="float" office:value="15" calcext:value-type="float">
            <text:p>15</text:p>
          </table:table-cell>
          <table:table-cell table:style-name="ce3" table:formula="of:=[.F20]" office:value-type="float" office:value="5" calcext:value-type="float">
            <text:p>5</text:p>
          </table:table-cell>
          <table:table-cell table:style-name="ce3" table:formula="of:=3.141592654*[.D19]*[.D19]+[.D19]*[.E19]*2" office:value-type="float" office:value="401.7145867875" calcext:value-type="float">
            <text:p>401,7145867875</text:p>
          </table:table-cell>
          <table:table-cell table:style-name="ce3" table:formula="of:=2*(3.141592654*[.D19]+[.E19])" office:value-type="float" office:value="77.12388981" calcext:value-type="float">
            <text:p>77,12388981</text:p>
          </table:table-cell>
          <table:table-cell table:style-name="ce3" table:formula="of:=4*[.G19]/[.H19]" office:value-type="float" office:value="20.8347679442596" calcext:value-type="float">
            <text:p>20,8347679442596</text:p>
          </table:table-cell>
          <table:table-cell table:style-name="ce3" table:formula="of:=[.F19]+0.3*[.I19]" office:value-type="float" office:value="11.2504303832779" calcext:value-type="float">
            <text:p>11,2504303832779</text:p>
          </table:table-cell>
          <table:table-cell table:style-name="ce22" table:formula="of:=1000000*[.G19]*[.F19]*POWER(cel/2/PI()/[.B19]/[.J19];2)" office:value-type="float" office:value="435242.015781521" calcext:value-type="float">
            <text:p>435242,015781521</text:p>
          </table:table-cell>
          <table:table-cell table:style-name="ce3" table:formula="of:=[.L20]" office:value-type="float" office:value="15" calcext:value-type="float">
            <text:p>15</text:p>
          </table:table-cell>
          <table:table-cell table:style-name="ce22" table:formula="of:=[.C19]/8" office:value-type="float" office:value="130.071042608046" calcext:value-type="float">
            <text:p>130,071042608046</text:p>
          </table:table-cell>
          <table:table-cell table:style-name="ce22" table:formula="of:=[.K19]/[.L19]/[.M19]" office:value-type="float" office:value="223.079125096825" calcext:value-type="float">
            <text:p>223,079125096825</text:p>
          </table:table-cell>
          <table:table-cell table:style-name="ce23" table:number-columns-repeated="1010"/>
        </table:table-row>
        <table:table-row table:style-name="ro1">
          <table:table-cell table:style-name="ce13" office:value-type="string" calcext:value-type="string">
            <text:p>F4</text:p>
          </table:table-cell>
          <table:table-cell table:style-name="ce3" table:formula="of:=[.B21]*POWER(2;-1/12)" office:value-type="float" office:value="349.228231433004" calcext:value-type="float">
            <text:p>349,228231433004</text:p>
          </table:table-cell>
          <table:table-cell table:style-name="ce3" table:formula="of:=1000*cel/[.B20]" office:value-type="float" office:value="982.165727531685" calcext:value-type="float">
            <text:p>982,165727531685</text:p>
          </table:table-cell>
          <table:table-cell table:style-name="ce3" table:formula="of:=[.D21]" office:value-type="float" office:value="7.5" calcext:value-type="float">
            <text:p>7,5</text:p>
          </table:table-cell>
          <table:table-cell table:style-name="ce3" table:formula="of:=[.E21]" office:value-type="float" office:value="15" calcext:value-type="float">
            <text:p>15</text:p>
          </table:table-cell>
          <table:table-cell table:style-name="ce3" table:formula="of:=[.F21]" office:value-type="float" office:value="5" calcext:value-type="float">
            <text:p>5</text:p>
          </table:table-cell>
          <table:table-cell table:style-name="ce3" table:formula="of:=3.141592654*[.D20]*[.D20]+[.D20]*[.E20]*2" office:value-type="float" office:value="401.7145867875" calcext:value-type="float">
            <text:p>401,7145867875</text:p>
          </table:table-cell>
          <table:table-cell table:style-name="ce3" table:formula="of:=2*(3.141592654*[.D20]+[.E20])" office:value-type="float" office:value="77.12388981" calcext:value-type="float">
            <text:p>77,12388981</text:p>
          </table:table-cell>
          <table:table-cell table:style-name="ce3" table:formula="of:=4*[.G20]/[.H20]" office:value-type="float" office:value="20.8347679442596" calcext:value-type="float">
            <text:p>20,8347679442596</text:p>
          </table:table-cell>
          <table:table-cell table:style-name="ce3" table:formula="of:=[.F20]+0.3*[.I20]" office:value-type="float" office:value="11.2504303832779" calcext:value-type="float">
            <text:p>11,2504303832779</text:p>
          </table:table-cell>
          <table:table-cell table:style-name="ce22" table:formula="of:=1000000*[.G20]*[.F20]*POWER(cel/2/PI()/[.B20]/[.J20];2)" office:value-type="float" office:value="387756.553940574" calcext:value-type="float">
            <text:p>387756,553940574</text:p>
          </table:table-cell>
          <table:table-cell table:style-name="ce3" table:formula="of:=[.L21]" office:value-type="float" office:value="15" calcext:value-type="float">
            <text:p>15</text:p>
          </table:table-cell>
          <table:table-cell table:style-name="ce22" table:formula="of:=[.C20]/8" office:value-type="float" office:value="122.770715941461" calcext:value-type="float">
            <text:p>122,770715941461</text:p>
          </table:table-cell>
          <table:table-cell table:style-name="ce22" table:formula="of:=[.K20]/[.L20]/[.M20]" office:value-type="float" office:value="210.558655874399" calcext:value-type="float">
            <text:p>210,558655874399</text:p>
          </table:table-cell>
          <table:table-cell table:style-name="ce23" table:number-columns-repeated="1010"/>
        </table:table-row>
        <table:table-row table:style-name="ro1">
          <table:table-cell table:style-name="ce13" office:value-type="string" calcext:value-type="string">
            <text:p>F#4</text:p>
          </table:table-cell>
          <table:table-cell table:style-name="ce3" table:formula="of:=[.B22]*POWER(2;-1/12)" office:value-type="float" office:value="369.994422711634" calcext:value-type="float">
            <text:p>369,994422711634</text:p>
          </table:table-cell>
          <table:table-cell table:style-name="ce3" table:formula="of:=1000*cel/[.B21]" office:value-type="float" office:value="927.041001013485" calcext:value-type="float">
            <text:p>927,041001013485</text:p>
          </table:table-cell>
          <table:table-cell table:style-name="ce3" table:formula="of:=[.D22]" office:value-type="float" office:value="7.5" calcext:value-type="float">
            <text:p>7,5</text:p>
          </table:table-cell>
          <table:table-cell table:style-name="ce3" table:formula="of:=[.E22]" office:value-type="float" office:value="15" calcext:value-type="float">
            <text:p>15</text:p>
          </table:table-cell>
          <table:table-cell table:style-name="ce3" table:formula="of:=[.F22]" office:value-type="float" office:value="5" calcext:value-type="float">
            <text:p>5</text:p>
          </table:table-cell>
          <table:table-cell table:style-name="ce3" table:formula="of:=3.141592654*[.D21]*[.D21]+[.D21]*[.E21]*2" office:value-type="float" office:value="401.7145867875" calcext:value-type="float">
            <text:p>401,7145867875</text:p>
          </table:table-cell>
          <table:table-cell table:style-name="ce3" table:formula="of:=2*(3.141592654*[.D21]+[.E21])" office:value-type="float" office:value="77.12388981" calcext:value-type="float">
            <text:p>77,12388981</text:p>
          </table:table-cell>
          <table:table-cell table:style-name="ce3" table:formula="of:=4*[.G21]/[.H21]" office:value-type="float" office:value="20.8347679442596" calcext:value-type="float">
            <text:p>20,8347679442596</text:p>
          </table:table-cell>
          <table:table-cell table:style-name="ce3" table:formula="of:=[.F21]+0.3*[.I21]" office:value-type="float" office:value="11.2504303832779" calcext:value-type="float">
            <text:p>11,2504303832779</text:p>
          </table:table-cell>
          <table:table-cell table:style-name="ce22" table:formula="of:=1000000*[.G21]*[.F21]*POWER(cel/2/PI()/[.B21]/[.J21];2)" office:value-type="float" office:value="345451.816856173" calcext:value-type="float">
            <text:p>345451,816856173</text:p>
          </table:table-cell>
          <table:table-cell table:style-name="ce3" table:formula="of:=[.L22]" office:value-type="float" office:value="15" calcext:value-type="float">
            <text:p>15</text:p>
          </table:table-cell>
          <table:table-cell table:style-name="ce22" table:formula="of:=[.C21]/8" office:value-type="float" office:value="115.880125126686" calcext:value-type="float">
            <text:p>115,880125126686</text:p>
          </table:table-cell>
          <table:table-cell table:style-name="ce22" table:formula="of:=[.K21]/[.L21]/[.M21]" office:value-type="float" office:value="198.740906592629" calcext:value-type="float">
            <text:p>198,740906592629</text:p>
          </table:table-cell>
          <table:table-cell table:style-name="ce23" table:number-columns-repeated="1010"/>
        </table:table-row>
        <table:table-row table:style-name="ro1">
          <table:table-cell table:style-name="ce13" office:value-type="string" calcext:value-type="string">
            <text:p>G4</text:p>
          </table:table-cell>
          <table:table-cell table:style-name="ce3" table:formula="of:=[.B23]*POWER(2;-1/12)" office:value-type="float" office:value="391.995435981749" calcext:value-type="float">
            <text:p>391,995435981749</text:p>
          </table:table-cell>
          <table:table-cell table:style-name="ce3" table:formula="of:=1000*cel/[.B22]" office:value-type="float" office:value="875.010187659352" calcext:value-type="float">
            <text:p>875,010187659352</text:p>
          </table:table-cell>
          <table:table-cell table:style-name="ce3" table:formula="of:=[.D23]" office:value-type="float" office:value="7.5" calcext:value-type="float">
            <text:p>7,5</text:p>
          </table:table-cell>
          <table:table-cell table:style-name="ce3" table:formula="of:=[.E23]" office:value-type="float" office:value="15" calcext:value-type="float">
            <text:p>15</text:p>
          </table:table-cell>
          <table:table-cell table:style-name="ce3" table:formula="of:=[.F23]" office:value-type="float" office:value="5" calcext:value-type="float">
            <text:p>5</text:p>
          </table:table-cell>
          <table:table-cell table:style-name="ce3" table:formula="of:=3.141592654*[.D22]*[.D22]+[.D22]*[.E22]*2" office:value-type="float" office:value="401.7145867875" calcext:value-type="float">
            <text:p>401,7145867875</text:p>
          </table:table-cell>
          <table:table-cell table:style-name="ce3" table:formula="of:=2*(3.141592654*[.D22]+[.E22])" office:value-type="float" office:value="77.12388981" calcext:value-type="float">
            <text:p>77,12388981</text:p>
          </table:table-cell>
          <table:table-cell table:style-name="ce3" table:formula="of:=4*[.G22]/[.H22]" office:value-type="float" office:value="20.8347679442596" calcext:value-type="float">
            <text:p>20,8347679442596</text:p>
          </table:table-cell>
          <table:table-cell table:style-name="ce3" table:formula="of:=[.F22]+0.3*[.I22]" office:value-type="float" office:value="11.2504303832779" calcext:value-type="float">
            <text:p>11,2504303832779</text:p>
          </table:table-cell>
          <table:table-cell table:style-name="ce22" table:formula="of:=1000000*[.G22]*[.F22]*POWER(cel/2/PI()/[.B22]/[.J22];2)" office:value-type="float" office:value="307762.580816415" calcext:value-type="float">
            <text:p>307762,580816415</text:p>
          </table:table-cell>
          <table:table-cell table:style-name="ce3" table:formula="of:=[.L23]" office:value-type="float" office:value="15" calcext:value-type="float">
            <text:p>15</text:p>
          </table:table-cell>
          <table:table-cell table:style-name="ce22" table:formula="of:=[.C22]/8" office:value-type="float" office:value="109.376273457419" calcext:value-type="float">
            <text:p>109,376273457419</text:p>
          </table:table-cell>
          <table:table-cell table:style-name="ce22" table:formula="of:=[.K22]/[.L22]/[.M22]" office:value-type="float" office:value="187.586436611855" calcext:value-type="float">
            <text:p>187,586436611855</text:p>
          </table:table-cell>
          <table:table-cell table:style-name="ce23" table:number-columns-repeated="1010"/>
        </table:table-row>
        <table:table-row table:style-name="ro1">
          <table:table-cell table:style-name="ce3" office:value-type="string" calcext:value-type="string">
            <text:p>G#4</text:p>
          </table:table-cell>
          <table:table-cell table:style-name="ce3" table:formula="of:=[.B24]*POWER(2;-1/12)" office:value-type="float" office:value="415.304697579945" calcext:value-type="float">
            <text:p>415,304697579945</text:p>
          </table:table-cell>
          <table:table-cell table:style-name="ce3" table:formula="of:=1000*cel/[.B23]" office:value-type="float" office:value="825.899639466451" calcext:value-type="float">
            <text:p>825,899639466451</text:p>
          </table:table-cell>
          <table:table-cell table:style-name="ce3" table:formula="of:=[.D24]" office:value-type="float" office:value="7.5" calcext:value-type="float">
            <text:p>7,5</text:p>
          </table:table-cell>
          <table:table-cell table:style-name="ce3" table:formula="of:=[.E24]" office:value-type="float" office:value="15" calcext:value-type="float">
            <text:p>15</text:p>
          </table:table-cell>
          <table:table-cell table:style-name="ce3" table:formula="of:=[.F24]" office:value-type="float" office:value="5" calcext:value-type="float">
            <text:p>5</text:p>
          </table:table-cell>
          <table:table-cell table:style-name="ce3" table:formula="of:=3.141592654*[.D23]*[.D23]+[.D23]*[.E23]*2" office:value-type="float" office:value="401.7145867875" calcext:value-type="float">
            <text:p>401,7145867875</text:p>
          </table:table-cell>
          <table:table-cell table:style-name="ce3" table:formula="of:=2*(3.141592654*[.D23]+[.E23])" office:value-type="float" office:value="77.12388981" calcext:value-type="float">
            <text:p>77,12388981</text:p>
          </table:table-cell>
          <table:table-cell table:style-name="ce3" table:formula="of:=4*[.G23]/[.H23]" office:value-type="float" office:value="20.8347679442596" calcext:value-type="float">
            <text:p>20,8347679442596</text:p>
          </table:table-cell>
          <table:table-cell table:style-name="ce3" table:formula="of:=[.F23]+0.3*[.I23]" office:value-type="float" office:value="11.2504303832779" calcext:value-type="float">
            <text:p>11,2504303832779</text:p>
          </table:table-cell>
          <table:table-cell table:style-name="ce22" table:formula="of:=1000000*[.G23]*[.F23]*POWER(cel/2/PI()/[.B23]/[.J23];2)" office:value-type="float" office:value="274185.288740907" calcext:value-type="float">
            <text:p>274185,288740907</text:p>
          </table:table-cell>
          <table:table-cell table:style-name="ce3" table:formula="of:=[.L24]" office:value-type="float" office:value="15" calcext:value-type="float">
            <text:p>15</text:p>
          </table:table-cell>
          <table:table-cell table:style-name="ce22" table:formula="of:=[.C23]/8" office:value-type="float" office:value="103.237454933306" calcext:value-type="float">
            <text:p>103,237454933306</text:p>
          </table:table-cell>
          <table:table-cell table:style-name="ce22" table:formula="of:=[.K23]/[.L23]/[.M23]" office:value-type="float" office:value="177.058018925423" calcext:value-type="float">
            <text:p>177,058018925423</text:p>
          </table:table-cell>
          <table:table-cell table:style-name="Default" table:number-columns-repeated="1010"/>
        </table:table-row>
        <table:table-row table:style-name="ro1">
          <table:table-cell table:style-name="ce3" office:value-type="string" calcext:value-type="string">
            <text:p>A4</text:p>
          </table:table-cell>
          <table:table-cell table:style-name="ce3" office:value-type="float" office:value="440" calcext:value-type="float">
            <text:p>440</text:p>
          </table:table-cell>
          <table:table-cell table:style-name="ce3" table:formula="of:=1000*cel/[.B24]" office:value-type="float" office:value="779.545454545455" calcext:value-type="float">
            <text:p>779,545454545455</text:p>
          </table:table-cell>
          <table:table-cell table:style-name="ce3" table:formula="of:=[.D25]" office:value-type="float" office:value="7.5" calcext:value-type="float">
            <text:p>7,5</text:p>
          </table:table-cell>
          <table:table-cell table:style-name="ce3" table:formula="of:=[.E25]" office:value-type="float" office:value="15" calcext:value-type="float">
            <text:p>15</text:p>
          </table:table-cell>
          <table:table-cell table:style-name="ce3" table:formula="of:=[.F25]" office:value-type="float" office:value="5" calcext:value-type="float">
            <text:p>5</text:p>
          </table:table-cell>
          <table:table-cell table:style-name="ce3" table:formula="of:=3.141592654*[.D24]*[.D24]+[.D24]*[.E24]*2" office:value-type="float" office:value="401.7145867875" calcext:value-type="float">
            <text:p>401,7145867875</text:p>
          </table:table-cell>
          <table:table-cell table:style-name="ce3" table:formula="of:=2*(3.141592654*[.D24]+[.E24])" office:value-type="float" office:value="77.12388981" calcext:value-type="float">
            <text:p>77,12388981</text:p>
          </table:table-cell>
          <table:table-cell table:style-name="ce3" table:formula="of:=4*[.G24]/[.H24]" office:value-type="float" office:value="20.8347679442596" calcext:value-type="float">
            <text:p>20,8347679442596</text:p>
          </table:table-cell>
          <table:table-cell table:style-name="ce3" table:formula="of:=[.F24]+0.3*[.I24]" office:value-type="float" office:value="11.2504303832779" calcext:value-type="float">
            <text:p>11,2504303832779</text:p>
          </table:table-cell>
          <table:table-cell table:style-name="ce22" table:formula="of:=1000000*[.G24]*[.F24]*POWER(cel/2/PI()/[.B24]/[.J24];2)" office:value-type="float" office:value="244271.322272213" calcext:value-type="float">
            <text:p>244271,322272213</text:p>
          </table:table-cell>
          <table:table-cell table:style-name="ce3" table:formula="of:=[.L25]" office:value-type="float" office:value="15" calcext:value-type="float">
            <text:p>15</text:p>
          </table:table-cell>
          <table:table-cell table:style-name="ce22" table:formula="of:=[.C24]/8" office:value-type="float" office:value="97.4431818181819" calcext:value-type="float">
            <text:p>97,4431818181819</text:p>
          </table:table-cell>
          <table:table-cell table:style-name="ce22" table:formula="of:=[.K24]/[.L24]/[.M24]" office:value-type="float" office:value="167.120515918015" calcext:value-type="float">
            <text:p>167,120515918015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#4</text:p>
          </table:table-cell>
          <table:table-cell table:style-name="ce3" table:formula="of:=[.B24]*POWER(2;1/12)" office:value-type="float" office:value="466.16376151809" calcext:value-type="float">
            <text:p>466,16376151809</text:p>
          </table:table-cell>
          <table:table-cell table:style-name="ce3" table:formula="of:=1000*cel/[.B25]" office:value-type="float" office:value="735.792930113229" calcext:value-type="float">
            <text:p>735,792930113229</text:p>
          </table:table-cell>
          <table:table-cell table:style-name="ce3" table:formula="of:=[.D26]" office:value-type="float" office:value="7.5" calcext:value-type="float">
            <text:p>7,5</text:p>
          </table:table-cell>
          <table:table-cell table:style-name="ce3" table:formula="of:=[.E26]" office:value-type="float" office:value="15" calcext:value-type="float">
            <text:p>15</text:p>
          </table:table-cell>
          <table:table-cell table:style-name="ce3" table:formula="of:=[.F26]" office:value-type="float" office:value="5" calcext:value-type="float">
            <text:p>5</text:p>
          </table:table-cell>
          <table:table-cell table:style-name="ce3" table:formula="of:=3.141592654*[.D25]*[.D25]+[.D25]*[.E25]*2" office:value-type="float" office:value="401.7145867875" calcext:value-type="float">
            <text:p>401,7145867875</text:p>
          </table:table-cell>
          <table:table-cell table:style-name="ce3" table:formula="of:=2*(3.141592654*[.D25]+[.E25])" office:value-type="float" office:value="77.12388981" calcext:value-type="float">
            <text:p>77,12388981</text:p>
          </table:table-cell>
          <table:table-cell table:style-name="ce3" table:formula="of:=4*[.G25]/[.H25]" office:value-type="float" office:value="20.8347679442596" calcext:value-type="float">
            <text:p>20,8347679442596</text:p>
          </table:table-cell>
          <table:table-cell table:style-name="ce3" table:formula="of:=[.F25]+0.3*[.I25]" office:value-type="float" office:value="11.2504303832779" calcext:value-type="float">
            <text:p>11,2504303832779</text:p>
          </table:table-cell>
          <table:table-cell table:style-name="ce22" table:formula="of:=1000000*[.G25]*[.F25]*POWER(cel/2/PI()/[.B25]/[.J25];2)" office:value-type="float" office:value="217621.00789076" calcext:value-type="float">
            <text:p>217621,00789076</text:p>
          </table:table-cell>
          <table:table-cell table:style-name="ce3" table:formula="of:=[.L26]" office:value-type="float" office:value="15" calcext:value-type="float">
            <text:p>15</text:p>
          </table:table-cell>
          <table:table-cell table:style-name="ce22" table:formula="of:=[.C25]/8" office:value-type="float" office:value="91.9741162641536" calcext:value-type="float">
            <text:p>91,9741162641536</text:p>
          </table:table-cell>
          <table:table-cell table:style-name="ce22" table:formula="of:=[.K25]/[.L25]/[.M25]" office:value-type="float" office:value="157.740762097127" calcext:value-type="float">
            <text:p>157,74076209712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4</text:p>
          </table:table-cell>
          <table:table-cell table:style-name="ce3" table:formula="of:=[.B25]*POWER(2;1/12)" office:value-type="float" office:value="493.883301256124" calcext:value-type="float">
            <text:p>493,883301256124</text:p>
          </table:table-cell>
          <table:table-cell table:style-name="ce3" table:formula="of:=1000*cel/[.B26]" office:value-type="float" office:value="694.496046186674" calcext:value-type="float">
            <text:p>694,496046186674</text:p>
          </table:table-cell>
          <table:table-cell table:style-name="ce3" table:formula="of:=[.D27]" office:value-type="float" office:value="7.5" calcext:value-type="float">
            <text:p>7,5</text:p>
          </table:table-cell>
          <table:table-cell table:style-name="ce3" table:formula="of:=[.E27]" office:value-type="float" office:value="15" calcext:value-type="float">
            <text:p>15</text:p>
          </table:table-cell>
          <table:table-cell table:style-name="ce3" table:formula="of:=[.F27]" office:value-type="float" office:value="5" calcext:value-type="float">
            <text:p>5</text:p>
          </table:table-cell>
          <table:table-cell table:style-name="ce3" table:formula="of:=3.141592654*[.D26]*[.D26]+[.D26]*[.E26]*2" office:value-type="float" office:value="401.7145867875" calcext:value-type="float">
            <text:p>401,7145867875</text:p>
          </table:table-cell>
          <table:table-cell table:style-name="ce3" table:formula="of:=2*(3.141592654*[.D26]+[.E26])" office:value-type="float" office:value="77.12388981" calcext:value-type="float">
            <text:p>77,12388981</text:p>
          </table:table-cell>
          <table:table-cell table:style-name="ce3" table:formula="of:=4*[.G26]/[.H26]" office:value-type="float" office:value="20.8347679442596" calcext:value-type="float">
            <text:p>20,8347679442596</text:p>
          </table:table-cell>
          <table:table-cell table:style-name="ce3" table:formula="of:=[.F26]+0.3*[.I26]" office:value-type="float" office:value="11.2504303832779" calcext:value-type="float">
            <text:p>11,2504303832779</text:p>
          </table:table-cell>
          <table:table-cell table:style-name="ce22" table:formula="of:=1000000*[.G26]*[.F26]*POWER(cel/2/PI()/[.B26]/[.J26];2)" office:value-type="float" office:value="193878.276970287" calcext:value-type="float">
            <text:p>193878,276970287</text:p>
          </table:table-cell>
          <table:table-cell table:style-name="ce3" table:formula="of:=[.L27]" office:value-type="float" office:value="15" calcext:value-type="float">
            <text:p>15</text:p>
          </table:table-cell>
          <table:table-cell table:style-name="ce22" table:formula="of:=[.C26]/8" office:value-type="float" office:value="86.8120057733342" calcext:value-type="float">
            <text:p>86,8120057733342</text:p>
          </table:table-cell>
          <table:table-cell table:style-name="ce22" table:formula="of:=[.K26]/[.L26]/[.M26]" office:value-type="float" office:value="148.887453406312" calcext:value-type="float">
            <text:p>148,8874534063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5</text:p>
          </table:table-cell>
          <table:table-cell table:formula="of:=[.B26]*POWER(2;1/12)" office:value-type="float" office:value="523.251130601197" calcext:value-type="float">
            <text:p>523,251130601197</text:p>
          </table:table-cell>
          <table:table-cell table:formula="of:=1000*cel/[.B27]" office:value-type="float" office:value="655.5169782546" calcext:value-type="float">
            <text:p>655,5169782546</text:p>
          </table:table-cell>
          <table:table-cell table:formula="of:=[.D28]" office:value-type="float" office:value="7.5" calcext:value-type="float">
            <text:p>7,5</text:p>
          </table:table-cell>
          <table:table-cell table:formula="of:=[.E28]" office:value-type="float" office:value="15" calcext:value-type="float">
            <text:p>15</text:p>
          </table:table-cell>
          <table:table-cell table:formula="of:=[.F28]" office:value-type="float" office:value="5" calcext:value-type="float">
            <text:p>5</text:p>
          </table:table-cell>
          <table:table-cell table:formula="of:=3.141592654*[.D27]*[.D27]+[.D27]*[.E27]*2" office:value-type="float" office:value="401.7145867875" calcext:value-type="float">
            <text:p>401,7145867875</text:p>
          </table:table-cell>
          <table:table-cell table:formula="of:=2*(3.141592654*[.D27]+[.E27])" office:value-type="float" office:value="77.12388981" calcext:value-type="float">
            <text:p>77,12388981</text:p>
          </table:table-cell>
          <table:table-cell table:formula="of:=4*[.G27]/[.H27]" office:value-type="float" office:value="20.8347679442596" calcext:value-type="float">
            <text:p>20,8347679442596</text:p>
          </table:table-cell>
          <table:table-cell table:formula="of:=[.F27]+0.3*[.I27]" office:value-type="float" office:value="11.2504303832779" calcext:value-type="float">
            <text:p>11,2504303832779</text:p>
          </table:table-cell>
          <table:table-cell table:style-name="ce22" table:formula="of:=1000000*[.G27]*[.F27]*POWER(cel/2/PI()/[.B27]/[.J27];2)" office:value-type="float" office:value="172725.908428086" calcext:value-type="float">
            <text:p>172725,908428086</text:p>
          </table:table-cell>
          <table:table-cell table:formula="of:=[.L28]" office:value-type="float" office:value="15" calcext:value-type="float">
            <text:p>15</text:p>
          </table:table-cell>
          <table:table-cell table:style-name="ce22" table:formula="of:=[.C27]/8" office:value-type="float" office:value="81.9396222818251" calcext:value-type="float">
            <text:p>81,9396222818251</text:p>
          </table:table-cell>
          <table:table-cell table:style-name="ce22" table:formula="of:=[.K27]/[.L27]/[.M27]" office:value-type="float" office:value="140.531042750811" calcext:value-type="float">
            <text:p>140,5310427508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#5</text:p>
          </table:table-cell>
          <table:table-cell table:formula="of:=[.B27]*POWER(2;1/12)" office:value-type="float" office:value="554.365261953744" calcext:value-type="float">
            <text:p>554,365261953744</text:p>
          </table:table-cell>
          <table:table-cell table:formula="of:=1000*cel/[.B28]" office:value-type="float" office:value="618.725637301242" calcext:value-type="float">
            <text:p>618,725637301242</text:p>
          </table:table-cell>
          <table:table-cell table:formula="of:=[.D29]" office:value-type="float" office:value="7.5" calcext:value-type="float">
            <text:p>7,5</text:p>
          </table:table-cell>
          <table:table-cell table:formula="of:=[.E29]" office:value-type="float" office:value="15" calcext:value-type="float">
            <text:p>15</text:p>
          </table:table-cell>
          <table:table-cell table:formula="of:=[.F29]" office:value-type="float" office:value="5" calcext:value-type="float">
            <text:p>5</text:p>
          </table:table-cell>
          <table:table-cell table:formula="of:=3.141592654*[.D28]*[.D28]+[.D28]*[.E28]*2" office:value-type="float" office:value="401.7145867875" calcext:value-type="float">
            <text:p>401,7145867875</text:p>
          </table:table-cell>
          <table:table-cell table:formula="of:=2*(3.141592654*[.D28]+[.E28])" office:value-type="float" office:value="77.12388981" calcext:value-type="float">
            <text:p>77,12388981</text:p>
          </table:table-cell>
          <table:table-cell table:formula="of:=4*[.G28]/[.H28]" office:value-type="float" office:value="20.8347679442596" calcext:value-type="float">
            <text:p>20,8347679442596</text:p>
          </table:table-cell>
          <table:table-cell table:formula="of:=[.F28]+0.3*[.I28]" office:value-type="float" office:value="11.2504303832779" calcext:value-type="float">
            <text:p>11,2504303832779</text:p>
          </table:table-cell>
          <table:table-cell table:style-name="ce22" table:formula="of:=1000000*[.G28]*[.F28]*POWER(cel/2/PI()/[.B28]/[.J28];2)" office:value-type="float" office:value="153881.290408208" calcext:value-type="float">
            <text:p>153881,290408208</text:p>
          </table:table-cell>
          <table:table-cell table:formula="of:=[.L29]" office:value-type="float" office:value="15" calcext:value-type="float">
            <text:p>15</text:p>
          </table:table-cell>
          <table:table-cell table:style-name="ce22" table:formula="of:=[.C28]/8" office:value-type="float" office:value="77.3407046626552" calcext:value-type="float">
            <text:p>77,3407046626552</text:p>
          </table:table-cell>
          <table:table-cell table:style-name="ce22" table:formula="of:=[.K28]/[.L28]/[.M28]" office:value-type="float" office:value="132.643641386863" calcext:value-type="float">
            <text:p>132,6436413868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5</text:p>
          </table:table-cell>
          <table:table-cell table:formula="of:=[.B28]*POWER(2;1/12)" office:value-type="float" office:value="587.329535834815" calcext:value-type="float">
            <text:p>587,329535834815</text:p>
          </table:table-cell>
          <table:table-cell table:formula="of:=1000*cel/[.B29]" office:value-type="float" office:value="583.999235646252" calcext:value-type="float">
            <text:p>583,999235646252</text:p>
          </table:table-cell>
          <table:table-cell table:formula="of:=[.D30]" office:value-type="float" office:value="7.5" calcext:value-type="float">
            <text:p>7,5</text:p>
          </table:table-cell>
          <table:table-cell table:formula="of:=[.E30]" office:value-type="float" office:value="15" calcext:value-type="float">
            <text:p>15</text:p>
          </table:table-cell>
          <table:table-cell table:formula="of:=[.F30]" office:value-type="float" office:value="5" calcext:value-type="float">
            <text:p>5</text:p>
          </table:table-cell>
          <table:table-cell table:formula="of:=3.141592654*[.D29]*[.D29]+[.D29]*[.E29]*2" office:value-type="float" office:value="401.7145867875" calcext:value-type="float">
            <text:p>401,7145867875</text:p>
          </table:table-cell>
          <table:table-cell table:formula="of:=2*(3.141592654*[.D29]+[.E29])" office:value-type="float" office:value="77.12388981" calcext:value-type="float">
            <text:p>77,12388981</text:p>
          </table:table-cell>
          <table:table-cell table:formula="of:=4*[.G29]/[.H29]" office:value-type="float" office:value="20.8347679442596" calcext:value-type="float">
            <text:p>20,8347679442596</text:p>
          </table:table-cell>
          <table:table-cell table:formula="of:=[.F29]+0.3*[.I29]" office:value-type="float" office:value="11.2504303832779" calcext:value-type="float">
            <text:p>11,2504303832779</text:p>
          </table:table-cell>
          <table:table-cell table:style-name="ce22" table:formula="of:=1000000*[.G29]*[.F29]*POWER(cel/2/PI()/[.B29]/[.J29];2)" office:value-type="float" office:value="137092.644370454" calcext:value-type="float">
            <text:p>137092,644370454</text:p>
          </table:table-cell>
          <table:table-cell table:formula="of:=[.L30]" office:value-type="float" office:value="15" calcext:value-type="float">
            <text:p>15</text:p>
          </table:table-cell>
          <table:table-cell table:style-name="ce22" table:formula="of:=[.C29]/4" office:value-type="float" office:value="145.999808911563" calcext:value-type="float">
            <text:p>145,999808911563</text:p>
          </table:table-cell>
          <table:table-cell table:style-name="ce22" table:formula="of:=[.K29]/[.L29]/[.M29]" office:value-type="float" office:value="62.5994629228112" calcext:value-type="float">
            <text:p>62,59946292281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#5</text:p>
          </table:table-cell>
          <table:table-cell table:formula="of:=[.B29]*POWER(2;1/12)" office:value-type="float" office:value="622.253967444162" calcext:value-type="float">
            <text:p>622,253967444162</text:p>
          </table:table-cell>
          <table:table-cell table:formula="of:=1000*cel/[.B30]" office:value-type="float" office:value="551.221877152241" calcext:value-type="float">
            <text:p>551,221877152241</text:p>
          </table:table-cell>
          <table:table-cell table:formula="of:=[.D31]" office:value-type="float" office:value="7.5" calcext:value-type="float">
            <text:p>7,5</text:p>
          </table:table-cell>
          <table:table-cell table:formula="of:=[.E31]" office:value-type="float" office:value="15" calcext:value-type="float">
            <text:p>15</text:p>
          </table:table-cell>
          <table:table-cell table:formula="of:=[.F31]" office:value-type="float" office:value="5" calcext:value-type="float">
            <text:p>5</text:p>
          </table:table-cell>
          <table:table-cell table:formula="of:=3.141592654*[.D30]*[.D30]+[.D30]*[.E30]*2" office:value-type="float" office:value="401.7145867875" calcext:value-type="float">
            <text:p>401,7145867875</text:p>
          </table:table-cell>
          <table:table-cell table:formula="of:=2*(3.141592654*[.D30]+[.E30])" office:value-type="float" office:value="77.12388981" calcext:value-type="float">
            <text:p>77,12388981</text:p>
          </table:table-cell>
          <table:table-cell table:formula="of:=4*[.G30]/[.H30]" office:value-type="float" office:value="20.8347679442596" calcext:value-type="float">
            <text:p>20,8347679442596</text:p>
          </table:table-cell>
          <table:table-cell table:formula="of:=[.F30]+0.3*[.I30]" office:value-type="float" office:value="11.2504303832779" calcext:value-type="float">
            <text:p>11,2504303832779</text:p>
          </table:table-cell>
          <table:table-cell table:style-name="ce22" table:formula="of:=1000000*[.G30]*[.F30]*POWER(cel/2/PI()/[.B30]/[.J30];2)" office:value-type="float" office:value="122135.661136107" calcext:value-type="float">
            <text:p>122135,661136107</text:p>
          </table:table-cell>
          <table:table-cell table:formula="of:=[.L31]" office:value-type="float" office:value="15" calcext:value-type="float">
            <text:p>15</text:p>
          </table:table-cell>
          <table:table-cell table:style-name="ce22" table:formula="of:=[.C30]/4" office:value-type="float" office:value="137.80546928806" calcext:value-type="float">
            <text:p>137,80546928806</text:p>
          </table:table-cell>
          <table:table-cell table:style-name="ce22" table:formula="of:=[.K30]/[.L30]/[.M30]" office:value-type="float" office:value="59.0860250405116" calcext:value-type="float">
            <text:p>59,08602504051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5</text:p>
          </table:table-cell>
          <table:table-cell table:formula="of:=[.B30]*POWER(2;1/12)" office:value-type="float" office:value="659.25511382574" calcext:value-type="float">
            <text:p>659,25511382574</text:p>
          </table:table-cell>
          <table:table-cell table:formula="of:=1000*cel/[.B31]" office:value-type="float" office:value="520.284170432184" calcext:value-type="float">
            <text:p>520,284170432184</text:p>
          </table:table-cell>
          <table:table-cell table:formula="of:=[.D32]" office:value-type="float" office:value="7.5" calcext:value-type="float">
            <text:p>7,5</text:p>
          </table:table-cell>
          <table:table-cell table:formula="of:=[.E32]" office:value-type="float" office:value="15" calcext:value-type="float">
            <text:p>15</text:p>
          </table:table-cell>
          <table:table-cell table:formula="of:=[.F32]" office:value-type="float" office:value="5" calcext:value-type="float">
            <text:p>5</text:p>
          </table:table-cell>
          <table:table-cell table:formula="of:=3.141592654*[.D31]*[.D31]+[.D31]*[.E31]*2" office:value-type="float" office:value="401.7145867875" calcext:value-type="float">
            <text:p>401,7145867875</text:p>
          </table:table-cell>
          <table:table-cell table:formula="of:=2*(3.141592654*[.D31]+[.E31])" office:value-type="float" office:value="77.12388981" calcext:value-type="float">
            <text:p>77,12388981</text:p>
          </table:table-cell>
          <table:table-cell table:formula="of:=4*[.G31]/[.H31]" office:value-type="float" office:value="20.8347679442596" calcext:value-type="float">
            <text:p>20,8347679442596</text:p>
          </table:table-cell>
          <table:table-cell table:formula="of:=[.F31]+0.3*[.I31]" office:value-type="float" office:value="11.2504303832779" calcext:value-type="float">
            <text:p>11,2504303832779</text:p>
          </table:table-cell>
          <table:table-cell table:style-name="ce22" table:formula="of:=1000000*[.G31]*[.F31]*POWER(cel/2/PI()/[.B31]/[.J31];2)" office:value-type="float" office:value="108810.50394538" calcext:value-type="float">
            <text:p>108810,50394538</text:p>
          </table:table-cell>
          <table:table-cell table:formula="of:=[.L32]" office:value-type="float" office:value="15" calcext:value-type="float">
            <text:p>15</text:p>
          </table:table-cell>
          <table:table-cell table:style-name="ce22" table:formula="of:=[.C31]/4" office:value-type="float" office:value="130.071042608046" calcext:value-type="float">
            <text:p>130,071042608046</text:p>
          </table:table-cell>
          <table:table-cell table:style-name="ce22" table:formula="of:=[.K31]/[.L31]/[.M31]" office:value-type="float" office:value="55.7697812742062" calcext:value-type="float">
            <text:p>55,76978127420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5</text:p>
          </table:table-cell>
          <table:table-cell table:formula="of:=[.B31]*POWER(2;1/12)" office:value-type="float" office:value="698.456462866008" calcext:value-type="float">
            <text:p>698,456462866008</text:p>
          </table:table-cell>
          <table:table-cell table:formula="of:=1000*cel/[.B32]" office:value-type="float" office:value="491.082863765843" calcext:value-type="float">
            <text:p>491,082863765843</text:p>
          </table:table-cell>
          <table:table-cell table:formula="of:=[.D33]" office:value-type="float" office:value="7.5" calcext:value-type="float">
            <text:p>7,5</text:p>
          </table:table-cell>
          <table:table-cell table:formula="of:=[.E33]" office:value-type="float" office:value="15" calcext:value-type="float">
            <text:p>15</text:p>
          </table:table-cell>
          <table:table-cell table:formula="of:=[.F33]" office:value-type="float" office:value="5" calcext:value-type="float">
            <text:p>5</text:p>
          </table:table-cell>
          <table:table-cell table:formula="of:=3.141592654*[.D32]*[.D32]+[.D32]*[.E32]*2" office:value-type="float" office:value="401.7145867875" calcext:value-type="float">
            <text:p>401,7145867875</text:p>
          </table:table-cell>
          <table:table-cell table:formula="of:=2*(3.141592654*[.D32]+[.E32])" office:value-type="float" office:value="77.12388981" calcext:value-type="float">
            <text:p>77,12388981</text:p>
          </table:table-cell>
          <table:table-cell table:formula="of:=4*[.G32]/[.H32]" office:value-type="float" office:value="20.8347679442596" calcext:value-type="float">
            <text:p>20,8347679442596</text:p>
          </table:table-cell>
          <table:table-cell table:formula="of:=[.F32]+0.3*[.I32]" office:value-type="float" office:value="11.2504303832779" calcext:value-type="float">
            <text:p>11,2504303832779</text:p>
          </table:table-cell>
          <table:table-cell table:style-name="ce22" table:formula="of:=1000000*[.G32]*[.F32]*POWER(cel/2/PI()/[.B32]/[.J32];2)" office:value-type="float" office:value="96939.1384851435" calcext:value-type="float">
            <text:p>96939,1384851435</text:p>
          </table:table-cell>
          <table:table-cell table:formula="of:=[.L33]" office:value-type="float" office:value="15" calcext:value-type="float">
            <text:p>15</text:p>
          </table:table-cell>
          <table:table-cell table:style-name="ce22" table:formula="of:=[.C32]/4" office:value-type="float" office:value="122.770715941461" calcext:value-type="float">
            <text:p>122,770715941461</text:p>
          </table:table-cell>
          <table:table-cell table:style-name="ce22" table:formula="of:=[.K32]/[.L32]/[.M32]" office:value-type="float" office:value="52.6396639685997" calcext:value-type="float">
            <text:p>52,63966396859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#5</text:p>
          </table:table-cell>
          <table:table-cell table:formula="of:=[.B32]*POWER(2;1/12)" office:value-type="float" office:value="739.988845423269" calcext:value-type="float">
            <text:p>739,988845423269</text:p>
          </table:table-cell>
          <table:table-cell table:formula="of:=1000*cel/[.B33]" office:value-type="float" office:value="463.520500506742" calcext:value-type="float">
            <text:p>463,520500506742</text:p>
          </table:table-cell>
          <table:table-cell table:formula="of:=[.D34]" office:value-type="float" office:value="7.5" calcext:value-type="float">
            <text:p>7,5</text:p>
          </table:table-cell>
          <table:table-cell table:formula="of:=[.E34]" office:value-type="float" office:value="15" calcext:value-type="float">
            <text:p>15</text:p>
          </table:table-cell>
          <table:table-cell table:formula="of:=[.F34]" office:value-type="float" office:value="5" calcext:value-type="float">
            <text:p>5</text:p>
          </table:table-cell>
          <table:table-cell table:formula="of:=3.141592654*[.D33]*[.D33]+[.D33]*[.E33]*2" office:value-type="float" office:value="401.7145867875" calcext:value-type="float">
            <text:p>401,7145867875</text:p>
          </table:table-cell>
          <table:table-cell table:formula="of:=2*(3.141592654*[.D33]+[.E33])" office:value-type="float" office:value="77.12388981" calcext:value-type="float">
            <text:p>77,12388981</text:p>
          </table:table-cell>
          <table:table-cell table:formula="of:=4*[.G33]/[.H33]" office:value-type="float" office:value="20.8347679442596" calcext:value-type="float">
            <text:p>20,8347679442596</text:p>
          </table:table-cell>
          <table:table-cell table:formula="of:=[.F33]+0.3*[.I33]" office:value-type="float" office:value="11.2504303832779" calcext:value-type="float">
            <text:p>11,2504303832779</text:p>
          </table:table-cell>
          <table:table-cell table:style-name="ce22" table:formula="of:=1000000*[.G33]*[.F33]*POWER(cel/2/PI()/[.B33]/[.J33];2)" office:value-type="float" office:value="86362.9542140432" calcext:value-type="float">
            <text:p>86362,9542140432</text:p>
          </table:table-cell>
          <table:table-cell table:formula="of:=[.L34]" office:value-type="float" office:value="15" calcext:value-type="float">
            <text:p>15</text:p>
          </table:table-cell>
          <table:table-cell table:style-name="ce22" table:formula="of:=[.C33]/4" office:value-type="float" office:value="115.880125126686" calcext:value-type="float">
            <text:p>115,880125126686</text:p>
          </table:table-cell>
          <table:table-cell table:style-name="ce22" table:formula="of:=[.K33]/[.L33]/[.M33]" office:value-type="float" office:value="49.6852266481574" calcext:value-type="float">
            <text:p>49,68522664815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5</text:p>
          </table:table-cell>
          <table:table-cell table:formula="of:=[.B33]*POWER(2;1/12)" office:value-type="float" office:value="783.990871963499" calcext:value-type="float">
            <text:p>783,990871963499</text:p>
          </table:table-cell>
          <table:table-cell table:formula="of:=1000*cel/[.B34]" office:value-type="float" office:value="437.505093829676" calcext:value-type="float">
            <text:p>437,505093829676</text:p>
          </table:table-cell>
          <table:table-cell table:formula="of:=[.D35]" office:value-type="float" office:value="7.5" calcext:value-type="float">
            <text:p>7,5</text:p>
          </table:table-cell>
          <table:table-cell table:formula="of:=[.E35]" office:value-type="float" office:value="15" calcext:value-type="float">
            <text:p>15</text:p>
          </table:table-cell>
          <table:table-cell table:formula="of:=[.F35]" office:value-type="float" office:value="5" calcext:value-type="float">
            <text:p>5</text:p>
          </table:table-cell>
          <table:table-cell table:formula="of:=3.141592654*[.D34]*[.D34]+[.D34]*[.E34]*2" office:value-type="float" office:value="401.7145867875" calcext:value-type="float">
            <text:p>401,7145867875</text:p>
          </table:table-cell>
          <table:table-cell table:formula="of:=2*(3.141592654*[.D34]+[.E34])" office:value-type="float" office:value="77.12388981" calcext:value-type="float">
            <text:p>77,12388981</text:p>
          </table:table-cell>
          <table:table-cell table:formula="of:=4*[.G34]/[.H34]" office:value-type="float" office:value="20.8347679442596" calcext:value-type="float">
            <text:p>20,8347679442596</text:p>
          </table:table-cell>
          <table:table-cell table:formula="of:=[.F34]+0.3*[.I34]" office:value-type="float" office:value="11.2504303832779" calcext:value-type="float">
            <text:p>11,2504303832779</text:p>
          </table:table-cell>
          <table:table-cell table:style-name="ce22" table:formula="of:=1000000*[.G34]*[.F34]*POWER(cel/2/PI()/[.B34]/[.J34];2)" office:value-type="float" office:value="76940.6452041039" calcext:value-type="float">
            <text:p>76940,6452041039</text:p>
          </table:table-cell>
          <table:table-cell table:formula="of:=[.L35]" office:value-type="float" office:value="15" calcext:value-type="float">
            <text:p>15</text:p>
          </table:table-cell>
          <table:table-cell table:style-name="ce22" table:formula="of:=[.C34]/4" office:value-type="float" office:value="109.376273457419" calcext:value-type="float">
            <text:p>109,376273457419</text:p>
          </table:table-cell>
          <table:table-cell table:style-name="ce22" table:formula="of:=[.K34]/[.L34]/[.M34]" office:value-type="float" office:value="46.8966091529637" calcext:value-type="float">
            <text:p>46,89660915296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#5</text:p>
          </table:table-cell>
          <table:table-cell table:formula="of:=[.B34]*POWER(2;1/12)" office:value-type="float" office:value="830.60939515989" calcext:value-type="float">
            <text:p>830,60939515989</text:p>
          </table:table-cell>
          <table:table-cell table:formula="of:=1000*cel/[.B35]" office:value-type="float" office:value="412.949819733225" calcext:value-type="float">
            <text:p>412,949819733225</text:p>
          </table:table-cell>
          <table:table-cell table:formula="of:=[.D36]" office:value-type="float" office:value="7.5" calcext:value-type="float">
            <text:p>7,5</text:p>
          </table:table-cell>
          <table:table-cell table:formula="of:=[.E36]" office:value-type="float" office:value="15" calcext:value-type="float">
            <text:p>15</text:p>
          </table:table-cell>
          <table:table-cell table:formula="of:=[.F36]" office:value-type="float" office:value="5" calcext:value-type="float">
            <text:p>5</text:p>
          </table:table-cell>
          <table:table-cell table:formula="of:=3.141592654*[.D35]*[.D35]+[.D35]*[.E35]*2" office:value-type="float" office:value="401.7145867875" calcext:value-type="float">
            <text:p>401,7145867875</text:p>
          </table:table-cell>
          <table:table-cell table:formula="of:=2*(3.141592654*[.D35]+[.E35])" office:value-type="float" office:value="77.12388981" calcext:value-type="float">
            <text:p>77,12388981</text:p>
          </table:table-cell>
          <table:table-cell table:formula="of:=4*[.G35]/[.H35]" office:value-type="float" office:value="20.8347679442596" calcext:value-type="float">
            <text:p>20,8347679442596</text:p>
          </table:table-cell>
          <table:table-cell table:formula="of:=[.F35]+0.3*[.I35]" office:value-type="float" office:value="11.2504303832779" calcext:value-type="float">
            <text:p>11,2504303832779</text:p>
          </table:table-cell>
          <table:table-cell table:style-name="ce22" table:formula="of:=1000000*[.G35]*[.F35]*POWER(cel/2/PI()/[.B35]/[.J35];2)" office:value-type="float" office:value="68546.3221852268" calcext:value-type="float">
            <text:p>68546,3221852268</text:p>
          </table:table-cell>
          <table:table-cell table:formula="of:=[.L36]" office:value-type="float" office:value="15" calcext:value-type="float">
            <text:p>15</text:p>
          </table:table-cell>
          <table:table-cell table:style-name="ce22" table:formula="of:=[.C35]/4" office:value-type="float" office:value="103.237454933306" calcext:value-type="float">
            <text:p>103,237454933306</text:p>
          </table:table-cell>
          <table:table-cell table:style-name="ce22" table:formula="of:=[.K35]/[.L35]/[.M35]" office:value-type="float" office:value="44.2645047313556" calcext:value-type="float">
            <text:p>44,26450473135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5</text:p>
          </table:table-cell>
          <table:table-cell table:formula="of:=[.B35]*POWER(2;1/12)" office:value-type="float" office:value="880" calcext:value-type="float">
            <text:p>880</text:p>
          </table:table-cell>
          <table:table-cell table:formula="of:=1000*cel/[.B36]" office:value-type="float" office:value="389.772727272727" calcext:value-type="float">
            <text:p>389,772727272727</text:p>
          </table:table-cell>
          <table:table-cell table:formula="of:=[.D37]" office:value-type="float" office:value="7.5" calcext:value-type="float">
            <text:p>7,5</text:p>
          </table:table-cell>
          <table:table-cell table:formula="of:=[.E37]" office:value-type="float" office:value="15" calcext:value-type="float">
            <text:p>15</text:p>
          </table:table-cell>
          <table:table-cell table:formula="of:=[.F37]" office:value-type="float" office:value="5" calcext:value-type="float">
            <text:p>5</text:p>
          </table:table-cell>
          <table:table-cell table:formula="of:=3.141592654*[.D36]*[.D36]+[.D36]*[.E36]*2" office:value-type="float" office:value="401.7145867875" calcext:value-type="float">
            <text:p>401,7145867875</text:p>
          </table:table-cell>
          <table:table-cell table:formula="of:=2*(3.141592654*[.D36]+[.E36])" office:value-type="float" office:value="77.12388981" calcext:value-type="float">
            <text:p>77,12388981</text:p>
          </table:table-cell>
          <table:table-cell table:formula="of:=4*[.G36]/[.H36]" office:value-type="float" office:value="20.8347679442596" calcext:value-type="float">
            <text:p>20,8347679442596</text:p>
          </table:table-cell>
          <table:table-cell table:formula="of:=[.F36]+0.3*[.I36]" office:value-type="float" office:value="11.2504303832779" calcext:value-type="float">
            <text:p>11,2504303832779</text:p>
          </table:table-cell>
          <table:table-cell table:style-name="ce22" table:formula="of:=1000000*[.G36]*[.F36]*POWER(cel/2/PI()/[.B36]/[.J36];2)" office:value-type="float" office:value="61067.8305680532" calcext:value-type="float">
            <text:p>61067,8305680532</text:p>
          </table:table-cell>
          <table:table-cell table:formula="of:=[.L37]" office:value-type="float" office:value="15" calcext:value-type="float">
            <text:p>15</text:p>
          </table:table-cell>
          <table:table-cell table:style-name="ce22" table:formula="of:=[.C36]/4" office:value-type="float" office:value="97.4431818181818" calcext:value-type="float">
            <text:p>97,4431818181818</text:p>
          </table:table-cell>
          <table:table-cell table:style-name="ce22" table:formula="of:=[.K36]/[.L36]/[.M36]" office:value-type="float" office:value="41.7801289795039" calcext:value-type="float">
            <text:p>41,78012897950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#5</text:p>
          </table:table-cell>
          <table:table-cell table:formula="of:=[.B36]*POWER(2;1/12)" office:value-type="float" office:value="932.32752303618" calcext:value-type="float">
            <text:p>932,32752303618</text:p>
          </table:table-cell>
          <table:table-cell table:formula="of:=1000*cel/[.B37]" office:value-type="float" office:value="367.896465056615" calcext:value-type="float">
            <text:p>367,896465056615</text:p>
          </table:table-cell>
          <table:table-cell table:formula="of:=[.D38]" office:value-type="float" office:value="7.5" calcext:value-type="float">
            <text:p>7,5</text:p>
          </table:table-cell>
          <table:table-cell table:formula="of:=[.E38]" office:value-type="float" office:value="15" calcext:value-type="float">
            <text:p>15</text:p>
          </table:table-cell>
          <table:table-cell table:formula="of:=[.F38]" office:value-type="float" office:value="5" calcext:value-type="float">
            <text:p>5</text:p>
          </table:table-cell>
          <table:table-cell table:formula="of:=3.141592654*[.D37]*[.D37]+[.D37]*[.E37]*2" office:value-type="float" office:value="401.7145867875" calcext:value-type="float">
            <text:p>401,7145867875</text:p>
          </table:table-cell>
          <table:table-cell table:formula="of:=2*(3.141592654*[.D37]+[.E37])" office:value-type="float" office:value="77.12388981" calcext:value-type="float">
            <text:p>77,12388981</text:p>
          </table:table-cell>
          <table:table-cell table:formula="of:=4*[.G37]/[.H37]" office:value-type="float" office:value="20.8347679442596" calcext:value-type="float">
            <text:p>20,8347679442596</text:p>
          </table:table-cell>
          <table:table-cell table:formula="of:=[.F37]+0.3*[.I37]" office:value-type="float" office:value="11.2504303832779" calcext:value-type="float">
            <text:p>11,2504303832779</text:p>
          </table:table-cell>
          <table:table-cell table:style-name="ce22" table:formula="of:=1000000*[.G37]*[.F37]*POWER(cel/2/PI()/[.B37]/[.J37];2)" office:value-type="float" office:value="54405.2519726901" calcext:value-type="float">
            <text:p>54405,2519726901</text:p>
          </table:table-cell>
          <table:table-cell table:formula="of:=[.L38]" office:value-type="float" office:value="15" calcext:value-type="float">
            <text:p>15</text:p>
          </table:table-cell>
          <table:table-cell table:style-name="ce22" table:formula="of:=[.C37]/4" office:value-type="float" office:value="91.9741162641536" calcext:value-type="float">
            <text:p>91,9741162641536</text:p>
          </table:table-cell>
          <table:table-cell table:style-name="ce22" table:formula="of:=[.K37]/[.L37]/[.M37]" office:value-type="float" office:value="39.4351905242817" calcext:value-type="float">
            <text:p>39,43519052428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5</text:p>
          </table:table-cell>
          <table:table-cell table:formula="of:=[.B37]*POWER(2;1/12)" office:value-type="float" office:value="987.766602512248" calcext:value-type="float">
            <text:p>987,766602512248</text:p>
          </table:table-cell>
          <table:table-cell table:formula="of:=1000*cel/[.B38]" office:value-type="float" office:value="347.248023093337" calcext:value-type="float">
            <text:p>347,248023093337</text:p>
          </table:table-cell>
          <table:table-cell table:formula="of:=[.D39]" office:value-type="float" office:value="7.5" calcext:value-type="float">
            <text:p>7,5</text:p>
          </table:table-cell>
          <table:table-cell table:formula="of:=[.E39]" office:value-type="float" office:value="15" calcext:value-type="float">
            <text:p>15</text:p>
          </table:table-cell>
          <table:table-cell table:formula="of:=[.F39]" office:value-type="float" office:value="5" calcext:value-type="float">
            <text:p>5</text:p>
          </table:table-cell>
          <table:table-cell table:formula="of:=3.141592654*[.D38]*[.D38]+[.D38]*[.E38]*2" office:value-type="float" office:value="401.7145867875" calcext:value-type="float">
            <text:p>401,7145867875</text:p>
          </table:table-cell>
          <table:table-cell table:formula="of:=2*(3.141592654*[.D38]+[.E38])" office:value-type="float" office:value="77.12388981" calcext:value-type="float">
            <text:p>77,12388981</text:p>
          </table:table-cell>
          <table:table-cell table:formula="of:=4*[.G38]/[.H38]" office:value-type="float" office:value="20.8347679442596" calcext:value-type="float">
            <text:p>20,8347679442596</text:p>
          </table:table-cell>
          <table:table-cell table:formula="of:=[.F38]+0.3*[.I38]" office:value-type="float" office:value="11.2504303832779" calcext:value-type="float">
            <text:p>11,2504303832779</text:p>
          </table:table-cell>
          <table:table-cell table:style-name="ce22" table:formula="of:=1000000*[.G38]*[.F38]*POWER(cel/2/PI()/[.B38]/[.J38];2)" office:value-type="float" office:value="48469.5692425717" calcext:value-type="float">
            <text:p>48469,5692425717</text:p>
          </table:table-cell>
          <table:table-cell table:formula="of:=[.L39]" office:value-type="float" office:value="15" calcext:value-type="float">
            <text:p>15</text:p>
          </table:table-cell>
          <table:table-cell table:style-name="ce22" table:formula="of:=[.C38]/4" office:value-type="float" office:value="86.8120057733342" calcext:value-type="float">
            <text:p>86,8120057733342</text:p>
          </table:table-cell>
          <table:table-cell table:style-name="ce22" table:formula="of:=[.K38]/[.L38]/[.M38]" office:value-type="float" office:value="37.221863351578" calcext:value-type="float">
            <text:p>37,2218633515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6</text:p>
          </table:table-cell>
          <table:table-cell table:formula="of:=[.B38]*POWER(2;1/12)" office:value-type="float" office:value="1046.50226120239" calcext:value-type="float">
            <text:p>1046,50226120239</text:p>
          </table:table-cell>
          <table:table-cell table:formula="of:=1000*cel/[.B39]" office:value-type="float" office:value="327.7584891273" calcext:value-type="float">
            <text:p>327,7584891273</text:p>
          </table:table-cell>
          <table:table-cell table:formula="of:=[.D40]" office:value-type="float" office:value="7.5" calcext:value-type="float">
            <text:p>7,5</text:p>
          </table:table-cell>
          <table:table-cell table:formula="of:=[.E40]" office:value-type="float" office:value="15" calcext:value-type="float">
            <text:p>15</text:p>
          </table:table-cell>
          <table:table-cell table:formula="of:=[.F40]" office:value-type="float" office:value="5" calcext:value-type="float">
            <text:p>5</text:p>
          </table:table-cell>
          <table:table-cell table:formula="of:=3.141592654*[.D39]*[.D39]+[.D39]*[.E39]*2" office:value-type="float" office:value="401.7145867875" calcext:value-type="float">
            <text:p>401,7145867875</text:p>
          </table:table-cell>
          <table:table-cell table:formula="of:=2*(3.141592654*[.D39]+[.E39])" office:value-type="float" office:value="77.12388981" calcext:value-type="float">
            <text:p>77,12388981</text:p>
          </table:table-cell>
          <table:table-cell table:formula="of:=4*[.G39]/[.H39]" office:value-type="float" office:value="20.8347679442596" calcext:value-type="float">
            <text:p>20,8347679442596</text:p>
          </table:table-cell>
          <table:table-cell table:formula="of:=[.F39]+0.3*[.I39]" office:value-type="float" office:value="11.2504303832779" calcext:value-type="float">
            <text:p>11,2504303832779</text:p>
          </table:table-cell>
          <table:table-cell table:style-name="ce22" table:formula="of:=1000000*[.G39]*[.F39]*POWER(cel/2/PI()/[.B39]/[.J39];2)" office:value-type="float" office:value="43181.4771070216" calcext:value-type="float">
            <text:p>43181,4771070216</text:p>
          </table:table-cell>
          <table:table-cell table:formula="of:=[.L40]" office:value-type="float" office:value="15" calcext:value-type="float">
            <text:p>15</text:p>
          </table:table-cell>
          <table:table-cell table:style-name="ce22" table:formula="of:=[.C39]/4" office:value-type="float" office:value="81.939622281825" calcext:value-type="float">
            <text:p>81,939622281825</text:p>
          </table:table-cell>
          <table:table-cell table:style-name="ce22" table:formula="of:=[.K39]/[.L39]/[.M39]" office:value-type="float" office:value="35.1327606877026" calcext:value-type="float">
            <text:p>35,13276068770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#6</text:p>
          </table:table-cell>
          <table:table-cell table:formula="of:=[.B39]*POWER(2;1/12)" office:value-type="float" office:value="1108.73052390749" calcext:value-type="float">
            <text:p>1108,73052390749</text:p>
          </table:table-cell>
          <table:table-cell table:formula="of:=1000*cel/[.B40]" office:value-type="float" office:value="309.362818650621" calcext:value-type="float">
            <text:p>309,362818650621</text:p>
          </table:table-cell>
          <table:table-cell table:formula="of:=[.D41]" office:value-type="float" office:value="7.5" calcext:value-type="float">
            <text:p>7,5</text:p>
          </table:table-cell>
          <table:table-cell table:formula="of:=[.E41]" office:value-type="float" office:value="15" calcext:value-type="float">
            <text:p>15</text:p>
          </table:table-cell>
          <table:table-cell table:formula="of:=[.F41]" office:value-type="float" office:value="5" calcext:value-type="float">
            <text:p>5</text:p>
          </table:table-cell>
          <table:table-cell table:formula="of:=3.141592654*[.D40]*[.D40]+[.D40]*[.E40]*2" office:value-type="float" office:value="401.7145867875" calcext:value-type="float">
            <text:p>401,7145867875</text:p>
          </table:table-cell>
          <table:table-cell table:formula="of:=2*(3.141592654*[.D40]+[.E40])" office:value-type="float" office:value="77.12388981" calcext:value-type="float">
            <text:p>77,12388981</text:p>
          </table:table-cell>
          <table:table-cell table:formula="of:=4*[.G40]/[.H40]" office:value-type="float" office:value="20.8347679442596" calcext:value-type="float">
            <text:p>20,8347679442596</text:p>
          </table:table-cell>
          <table:table-cell table:formula="of:=[.F40]+0.3*[.I40]" office:value-type="float" office:value="11.2504303832779" calcext:value-type="float">
            <text:p>11,2504303832779</text:p>
          </table:table-cell>
          <table:table-cell table:style-name="ce22" table:formula="of:=1000000*[.G40]*[.F40]*POWER(cel/2/PI()/[.B40]/[.J40];2)" office:value-type="float" office:value="38470.3226020519" calcext:value-type="float">
            <text:p>38470,3226020519</text:p>
          </table:table-cell>
          <table:table-cell table:formula="of:=[.L41]" office:value-type="float" office:value="15" calcext:value-type="float">
            <text:p>15</text:p>
          </table:table-cell>
          <table:table-cell table:style-name="ce22" table:formula="of:=[.C40]/4" office:value-type="float" office:value="77.3407046626552" calcext:value-type="float">
            <text:p>77,3407046626552</text:p>
          </table:table-cell>
          <table:table-cell table:style-name="ce22" table:formula="of:=[.K40]/[.L40]/[.M40]" office:value-type="float" office:value="33.1609103467157" calcext:value-type="float">
            <text:p>33,16091034671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6</text:p>
          </table:table-cell>
          <table:table-cell table:formula="of:=[.B40]*POWER(2;1/12)" office:value-type="float" office:value="1174.65907166963" calcext:value-type="float">
            <text:p>1174,65907166963</text:p>
          </table:table-cell>
          <table:table-cell table:formula="of:=1000*cel/[.B41]" office:value-type="float" office:value="291.999617823126" calcext:value-type="float">
            <text:p>291,999617823126</text:p>
          </table:table-cell>
          <table:table-cell table:formula="of:=[.D42]" office:value-type="float" office:value="7.5" calcext:value-type="float">
            <text:p>7,5</text:p>
          </table:table-cell>
          <table:table-cell table:formula="of:=[.E42]" office:value-type="float" office:value="15" calcext:value-type="float">
            <text:p>15</text:p>
          </table:table-cell>
          <table:table-cell table:formula="of:=[.F42]" office:value-type="float" office:value="5" calcext:value-type="float">
            <text:p>5</text:p>
          </table:table-cell>
          <table:table-cell table:formula="of:=3.141592654*[.D41]*[.D41]+[.D41]*[.E41]*2" office:value-type="float" office:value="401.7145867875" calcext:value-type="float">
            <text:p>401,7145867875</text:p>
          </table:table-cell>
          <table:table-cell table:formula="of:=2*(3.141592654*[.D41]+[.E41])" office:value-type="float" office:value="77.12388981" calcext:value-type="float">
            <text:p>77,12388981</text:p>
          </table:table-cell>
          <table:table-cell table:formula="of:=4*[.G41]/[.H41]" office:value-type="float" office:value="20.8347679442596" calcext:value-type="float">
            <text:p>20,8347679442596</text:p>
          </table:table-cell>
          <table:table-cell table:formula="of:=[.F41]+0.3*[.I41]" office:value-type="float" office:value="11.2504303832779" calcext:value-type="float">
            <text:p>11,2504303832779</text:p>
          </table:table-cell>
          <table:table-cell table:style-name="ce22" table:formula="of:=1000000*[.G41]*[.F41]*POWER(cel/2/PI()/[.B41]/[.J41];2)" office:value-type="float" office:value="34273.1610926134" calcext:value-type="float">
            <text:p>34273,1610926134</text:p>
          </table:table-cell>
          <table:table-cell table:formula="of:=[.L42]" office:value-type="float" office:value="15" calcext:value-type="float">
            <text:p>15</text:p>
          </table:table-cell>
          <table:table-cell table:style-name="ce22" table:formula="of:=[.C41]/2" office:value-type="float" office:value="145.999808911563" calcext:value-type="float">
            <text:p>145,999808911563</text:p>
          </table:table-cell>
          <table:table-cell table:style-name="ce22" table:formula="of:=[.K41]/[.L41]/[.M41]" office:value-type="float" office:value="15.6498657307028" calcext:value-type="float">
            <text:p>15,64986573070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#6</text:p>
          </table:table-cell>
          <table:table-cell table:formula="of:=[.B41]*POWER(2;1/12)" office:value-type="float" office:value="1244.50793488832" calcext:value-type="float">
            <text:p>1244,50793488832</text:p>
          </table:table-cell>
          <table:table-cell table:formula="of:=1000*cel/[.B42]" office:value-type="float" office:value="275.61093857612" calcext:value-type="float">
            <text:p>275,61093857612</text:p>
          </table:table-cell>
          <table:table-cell table:formula="of:=[.D43]" office:value-type="float" office:value="7.5" calcext:value-type="float">
            <text:p>7,5</text:p>
          </table:table-cell>
          <table:table-cell table:formula="of:=[.E43]" office:value-type="float" office:value="15" calcext:value-type="float">
            <text:p>15</text:p>
          </table:table-cell>
          <table:table-cell table:formula="of:=[.F43]" office:value-type="float" office:value="5" calcext:value-type="float">
            <text:p>5</text:p>
          </table:table-cell>
          <table:table-cell table:formula="of:=3.141592654*[.D42]*[.D42]+[.D42]*[.E42]*2" office:value-type="float" office:value="401.7145867875" calcext:value-type="float">
            <text:p>401,7145867875</text:p>
          </table:table-cell>
          <table:table-cell table:formula="of:=2*(3.141592654*[.D42]+[.E42])" office:value-type="float" office:value="77.12388981" calcext:value-type="float">
            <text:p>77,12388981</text:p>
          </table:table-cell>
          <table:table-cell table:formula="of:=4*[.G42]/[.H42]" office:value-type="float" office:value="20.8347679442596" calcext:value-type="float">
            <text:p>20,8347679442596</text:p>
          </table:table-cell>
          <table:table-cell table:formula="of:=[.F42]+0.3*[.I42]" office:value-type="float" office:value="11.2504303832779" calcext:value-type="float">
            <text:p>11,2504303832779</text:p>
          </table:table-cell>
          <table:table-cell table:style-name="ce22" table:formula="of:=1000000*[.G42]*[.F42]*POWER(cel/2/PI()/[.B42]/[.J42];2)" office:value-type="float" office:value="30533.9152840266" calcext:value-type="float">
            <text:p>30533,9152840266</text:p>
          </table:table-cell>
          <table:table-cell table:formula="of:=[.L43]" office:value-type="float" office:value="15" calcext:value-type="float">
            <text:p>15</text:p>
          </table:table-cell>
          <table:table-cell table:style-name="ce22" table:formula="of:=[.C42]/2" office:value-type="float" office:value="137.80546928806" calcext:value-type="float">
            <text:p>137,80546928806</text:p>
          </table:table-cell>
          <table:table-cell table:style-name="ce22" table:formula="of:=[.K42]/[.L42]/[.M42]" office:value-type="float" office:value="14.7715062601279" calcext:value-type="float">
            <text:p>14,77150626012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6</text:p>
          </table:table-cell>
          <table:table-cell table:formula="of:=[.B42]*POWER(2;1/12)" office:value-type="float" office:value="1318.51022765148" calcext:value-type="float">
            <text:p>1318,51022765148</text:p>
          </table:table-cell>
          <table:table-cell table:formula="of:=1000*cel/[.B43]" office:value-type="float" office:value="260.142085216092" calcext:value-type="float">
            <text:p>260,142085216092</text:p>
          </table:table-cell>
          <table:table-cell table:formula="of:=[.D44]" office:value-type="float" office:value="7.5" calcext:value-type="float">
            <text:p>7,5</text:p>
          </table:table-cell>
          <table:table-cell table:formula="of:=[.E44]" office:value-type="float" office:value="15" calcext:value-type="float">
            <text:p>15</text:p>
          </table:table-cell>
          <table:table-cell table:formula="of:=[.F44]" office:value-type="float" office:value="5" calcext:value-type="float">
            <text:p>5</text:p>
          </table:table-cell>
          <table:table-cell table:formula="of:=3.141592654*[.D43]*[.D43]+[.D43]*[.E43]*2" office:value-type="float" office:value="401.7145867875" calcext:value-type="float">
            <text:p>401,7145867875</text:p>
          </table:table-cell>
          <table:table-cell table:formula="of:=2*(3.141592654*[.D43]+[.E43])" office:value-type="float" office:value="77.12388981" calcext:value-type="float">
            <text:p>77,12388981</text:p>
          </table:table-cell>
          <table:table-cell table:formula="of:=4*[.G43]/[.H43]" office:value-type="float" office:value="20.8347679442596" calcext:value-type="float">
            <text:p>20,8347679442596</text:p>
          </table:table-cell>
          <table:table-cell table:formula="of:=[.F43]+0.3*[.I43]" office:value-type="float" office:value="11.2504303832779" calcext:value-type="float">
            <text:p>11,2504303832779</text:p>
          </table:table-cell>
          <table:table-cell table:style-name="ce22" table:formula="of:=1000000*[.G43]*[.F43]*POWER(cel/2/PI()/[.B43]/[.J43];2)" office:value-type="float" office:value="27202.625986345" calcext:value-type="float">
            <text:p>27202,625986345</text:p>
          </table:table-cell>
          <table:table-cell table:formula="of:=[.L44]" office:value-type="float" office:value="15" calcext:value-type="float">
            <text:p>15</text:p>
          </table:table-cell>
          <table:table-cell table:style-name="ce22" table:formula="of:=[.C43]/2" office:value-type="float" office:value="130.071042608046" calcext:value-type="float">
            <text:p>130,071042608046</text:p>
          </table:table-cell>
          <table:table-cell table:style-name="ce22" table:formula="of:=[.K43]/[.L43]/[.M43]" office:value-type="float" office:value="13.9424453185515" calcext:value-type="float">
            <text:p>13,94244531855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6</text:p>
          </table:table-cell>
          <table:table-cell table:formula="of:=[.B43]*POWER(2;1/12)" office:value-type="float" office:value="1396.91292573202" calcext:value-type="float">
            <text:p>1396,91292573202</text:p>
          </table:table-cell>
          <table:table-cell table:formula="of:=1000*cel/[.B44]" office:value-type="float" office:value="245.541431882921" calcext:value-type="float">
            <text:p>245,541431882921</text:p>
          </table:table-cell>
          <table:table-cell table:formula="of:=[.D45]" office:value-type="float" office:value="7.5" calcext:value-type="float">
            <text:p>7,5</text:p>
          </table:table-cell>
          <table:table-cell table:formula="of:=[.E45]" office:value-type="float" office:value="15" calcext:value-type="float">
            <text:p>15</text:p>
          </table:table-cell>
          <table:table-cell table:formula="of:=[.F45]" office:value-type="float" office:value="5" calcext:value-type="float">
            <text:p>5</text:p>
          </table:table-cell>
          <table:table-cell table:formula="of:=3.141592654*[.D44]*[.D44]+[.D44]*[.E44]*2" office:value-type="float" office:value="401.7145867875" calcext:value-type="float">
            <text:p>401,7145867875</text:p>
          </table:table-cell>
          <table:table-cell table:formula="of:=2*(3.141592654*[.D44]+[.E44])" office:value-type="float" office:value="77.12388981" calcext:value-type="float">
            <text:p>77,12388981</text:p>
          </table:table-cell>
          <table:table-cell table:formula="of:=4*[.G44]/[.H44]" office:value-type="float" office:value="20.8347679442596" calcext:value-type="float">
            <text:p>20,8347679442596</text:p>
          </table:table-cell>
          <table:table-cell table:formula="of:=[.F44]+0.3*[.I44]" office:value-type="float" office:value="11.2504303832779" calcext:value-type="float">
            <text:p>11,2504303832779</text:p>
          </table:table-cell>
          <table:table-cell table:style-name="ce22" table:formula="of:=1000000*[.G44]*[.F44]*POWER(cel/2/PI()/[.B44]/[.J44];2)" office:value-type="float" office:value="24234.7846212859" calcext:value-type="float">
            <text:p>24234,7846212859</text:p>
          </table:table-cell>
          <table:table-cell table:formula="of:=[.L45]" office:value-type="float" office:value="15" calcext:value-type="float">
            <text:p>15</text:p>
          </table:table-cell>
          <table:table-cell table:style-name="ce22" table:formula="of:=[.C44]/2" office:value-type="float" office:value="122.770715941461" calcext:value-type="float">
            <text:p>122,770715941461</text:p>
          </table:table-cell>
          <table:table-cell table:style-name="ce22" table:formula="of:=[.K44]/[.L44]/[.M44]" office:value-type="float" office:value="13.1599159921499" calcext:value-type="float">
            <text:p>13,15991599214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#6</text:p>
          </table:table-cell>
          <table:table-cell table:formula="of:=[.B44]*POWER(2;1/12)" office:value-type="float" office:value="1479.97769084654" calcext:value-type="float">
            <text:p>1479,97769084654</text:p>
          </table:table-cell>
          <table:table-cell table:formula="of:=1000*cel/[.B45]" office:value-type="float" office:value="231.760250253371" calcext:value-type="float">
            <text:p>231,760250253371</text:p>
          </table:table-cell>
          <table:table-cell table:formula="of:=[.D46]" office:value-type="float" office:value="7.5" calcext:value-type="float">
            <text:p>7,5</text:p>
          </table:table-cell>
          <table:table-cell table:formula="of:=[.E46]" office:value-type="float" office:value="15" calcext:value-type="float">
            <text:p>15</text:p>
          </table:table-cell>
          <table:table-cell table:formula="of:=[.F46]" office:value-type="float" office:value="5" calcext:value-type="float">
            <text:p>5</text:p>
          </table:table-cell>
          <table:table-cell table:formula="of:=3.141592654*[.D45]*[.D45]+[.D45]*[.E45]*2" office:value-type="float" office:value="401.7145867875" calcext:value-type="float">
            <text:p>401,7145867875</text:p>
          </table:table-cell>
          <table:table-cell table:formula="of:=2*(3.141592654*[.D45]+[.E45])" office:value-type="float" office:value="77.12388981" calcext:value-type="float">
            <text:p>77,12388981</text:p>
          </table:table-cell>
          <table:table-cell table:formula="of:=4*[.G45]/[.H45]" office:value-type="float" office:value="20.8347679442596" calcext:value-type="float">
            <text:p>20,8347679442596</text:p>
          </table:table-cell>
          <table:table-cell table:formula="of:=[.F45]+0.3*[.I45]" office:value-type="float" office:value="11.2504303832779" calcext:value-type="float">
            <text:p>11,2504303832779</text:p>
          </table:table-cell>
          <table:table-cell table:style-name="ce22" table:formula="of:=1000000*[.G45]*[.F45]*POWER(cel/2/PI()/[.B45]/[.J45];2)" office:value-type="float" office:value="21590.7385535108" calcext:value-type="float">
            <text:p>21590,7385535108</text:p>
          </table:table-cell>
          <table:table-cell table:formula="of:=[.L46]" office:value-type="float" office:value="15" calcext:value-type="float">
            <text:p>15</text:p>
          </table:table-cell>
          <table:table-cell table:style-name="ce22" table:formula="of:=[.C45]/2" office:value-type="float" office:value="115.880125126686" calcext:value-type="float">
            <text:p>115,880125126686</text:p>
          </table:table-cell>
          <table:table-cell table:style-name="ce22" table:formula="of:=[.K45]/[.L45]/[.M45]" office:value-type="float" office:value="12.4213066620393" calcext:value-type="float">
            <text:p>12,42130666203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6</text:p>
          </table:table-cell>
          <table:table-cell table:formula="of:=[.B45]*POWER(2;1/12)" office:value-type="float" office:value="1567.981743927" calcext:value-type="float">
            <text:p>1567,981743927</text:p>
          </table:table-cell>
          <table:table-cell table:formula="of:=1000*cel/[.B46]" office:value-type="float" office:value="218.752546914838" calcext:value-type="float">
            <text:p>218,752546914838</text:p>
          </table:table-cell>
          <table:table-cell table:formula="of:=[.D47]" office:value-type="float" office:value="7.5" calcext:value-type="float">
            <text:p>7,5</text:p>
          </table:table-cell>
          <table:table-cell table:formula="of:=[.E47]" office:value-type="float" office:value="15" calcext:value-type="float">
            <text:p>15</text:p>
          </table:table-cell>
          <table:table-cell table:formula="of:=[.F47]" office:value-type="float" office:value="5" calcext:value-type="float">
            <text:p>5</text:p>
          </table:table-cell>
          <table:table-cell table:formula="of:=3.141592654*[.D46]*[.D46]+[.D46]*[.E46]*2" office:value-type="float" office:value="401.7145867875" calcext:value-type="float">
            <text:p>401,7145867875</text:p>
          </table:table-cell>
          <table:table-cell table:formula="of:=2*(3.141592654*[.D46]+[.E46])" office:value-type="float" office:value="77.12388981" calcext:value-type="float">
            <text:p>77,12388981</text:p>
          </table:table-cell>
          <table:table-cell table:formula="of:=4*[.G46]/[.H46]" office:value-type="float" office:value="20.8347679442596" calcext:value-type="float">
            <text:p>20,8347679442596</text:p>
          </table:table-cell>
          <table:table-cell table:formula="of:=[.F46]+0.3*[.I46]" office:value-type="float" office:value="11.2504303832779" calcext:value-type="float">
            <text:p>11,2504303832779</text:p>
          </table:table-cell>
          <table:table-cell table:style-name="ce22" table:formula="of:=1000000*[.G46]*[.F46]*POWER(cel/2/PI()/[.B46]/[.J46];2)" office:value-type="float" office:value="19235.161301026" calcext:value-type="float">
            <text:p>19235,161301026</text:p>
          </table:table-cell>
          <table:table-cell table:formula="of:=[.L47]" office:value-type="float" office:value="15" calcext:value-type="float">
            <text:p>15</text:p>
          </table:table-cell>
          <table:table-cell table:style-name="ce22" table:formula="of:=[.C46]/2" office:value-type="float" office:value="109.376273457419" calcext:value-type="float">
            <text:p>109,376273457419</text:p>
          </table:table-cell>
          <table:table-cell table:style-name="ce22" table:formula="of:=[.K46]/[.L46]/[.M46]" office:value-type="float" office:value="11.7241522882409" calcext:value-type="float">
            <text:p>11,72415228824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#6</text:p>
          </table:table-cell>
          <table:table-cell table:formula="of:=[.B46]*POWER(2;1/12)" office:value-type="float" office:value="1661.21879031978" calcext:value-type="float">
            <text:p>1661,21879031978</text:p>
          </table:table-cell>
          <table:table-cell table:formula="of:=1000*cel/[.B47]" office:value-type="float" office:value="206.474909866613" calcext:value-type="float">
            <text:p>206,474909866613</text:p>
          </table:table-cell>
          <table:table-cell table:formula="of:=[.D48]" office:value-type="float" office:value="7.5" calcext:value-type="float">
            <text:p>7,5</text:p>
          </table:table-cell>
          <table:table-cell table:formula="of:=[.E48]" office:value-type="float" office:value="15" calcext:value-type="float">
            <text:p>15</text:p>
          </table:table-cell>
          <table:table-cell table:formula="of:=[.F48]" office:value-type="float" office:value="5" calcext:value-type="float">
            <text:p>5</text:p>
          </table:table-cell>
          <table:table-cell table:formula="of:=3.141592654*[.D47]*[.D47]+[.D47]*[.E47]*2" office:value-type="float" office:value="401.7145867875" calcext:value-type="float">
            <text:p>401,7145867875</text:p>
          </table:table-cell>
          <table:table-cell table:formula="of:=2*(3.141592654*[.D47]+[.E47])" office:value-type="float" office:value="77.12388981" calcext:value-type="float">
            <text:p>77,12388981</text:p>
          </table:table-cell>
          <table:table-cell table:formula="of:=4*[.G47]/[.H47]" office:value-type="float" office:value="20.8347679442596" calcext:value-type="float">
            <text:p>20,8347679442596</text:p>
          </table:table-cell>
          <table:table-cell table:formula="of:=[.F47]+0.3*[.I47]" office:value-type="float" office:value="11.2504303832779" calcext:value-type="float">
            <text:p>11,2504303832779</text:p>
          </table:table-cell>
          <table:table-cell table:style-name="ce22" table:formula="of:=1000000*[.G47]*[.F47]*POWER(cel/2/PI()/[.B47]/[.J47];2)" office:value-type="float" office:value="17136.5805463067" calcext:value-type="float">
            <text:p>17136,5805463067</text:p>
          </table:table-cell>
          <table:table-cell table:formula="of:=[.L48]" office:value-type="float" office:value="15" calcext:value-type="float">
            <text:p>15</text:p>
          </table:table-cell>
          <table:table-cell table:style-name="ce22" table:formula="of:=[.C47]/2" office:value-type="float" office:value="103.237454933306" calcext:value-type="float">
            <text:p>103,237454933306</text:p>
          </table:table-cell>
          <table:table-cell table:style-name="ce22" table:formula="of:=[.K47]/[.L47]/[.M47]" office:value-type="float" office:value="11.0661261828389" calcext:value-type="float">
            <text:p>11,06612618283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6</text:p>
          </table:table-cell>
          <table:table-cell table:formula="of:=[.B47]*POWER(2;1/12)" office:value-type="float" office:value="1760" calcext:value-type="float">
            <text:p>1760</text:p>
          </table:table-cell>
          <table:table-cell table:formula="of:=1000*cel/[.B48]" office:value-type="float" office:value="194.886363636364" calcext:value-type="float">
            <text:p>194,886363636364</text:p>
          </table:table-cell>
          <table:table-cell table:formula="of:=[.D49]" office:value-type="float" office:value="7.5" calcext:value-type="float">
            <text:p>7,5</text:p>
          </table:table-cell>
          <table:table-cell table:formula="of:=[.E49]" office:value-type="float" office:value="15" calcext:value-type="float">
            <text:p>15</text:p>
          </table:table-cell>
          <table:table-cell table:formula="of:=[.F49]" office:value-type="float" office:value="5" calcext:value-type="float">
            <text:p>5</text:p>
          </table:table-cell>
          <table:table-cell table:formula="of:=3.141592654*[.D48]*[.D48]+[.D48]*[.E48]*2" office:value-type="float" office:value="401.7145867875" calcext:value-type="float">
            <text:p>401,7145867875</text:p>
          </table:table-cell>
          <table:table-cell table:formula="of:=2*(3.141592654*[.D48]+[.E48])" office:value-type="float" office:value="77.12388981" calcext:value-type="float">
            <text:p>77,12388981</text:p>
          </table:table-cell>
          <table:table-cell table:formula="of:=4*[.G48]/[.H48]" office:value-type="float" office:value="20.8347679442596" calcext:value-type="float">
            <text:p>20,8347679442596</text:p>
          </table:table-cell>
          <table:table-cell table:formula="of:=[.F48]+0.3*[.I48]" office:value-type="float" office:value="11.2504303832779" calcext:value-type="float">
            <text:p>11,2504303832779</text:p>
          </table:table-cell>
          <table:table-cell table:style-name="ce22" table:formula="of:=1000000*[.G48]*[.F48]*POWER(cel/2/PI()/[.B48]/[.J48];2)" office:value-type="float" office:value="15266.9576420133" calcext:value-type="float">
            <text:p>15266,9576420133</text:p>
          </table:table-cell>
          <table:table-cell table:formula="of:=[.L49]" office:value-type="float" office:value="15" calcext:value-type="float">
            <text:p>15</text:p>
          </table:table-cell>
          <table:table-cell table:style-name="ce22" table:formula="of:=[.C48]/2" office:value-type="float" office:value="97.4431818181818" calcext:value-type="float">
            <text:p>97,4431818181818</text:p>
          </table:table-cell>
          <table:table-cell table:style-name="ce22" table:formula="of:=[.K48]/[.L48]/[.M48]" office:value-type="float" office:value="10.445032244876" calcext:value-type="float">
            <text:p>10,4450322448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#6</text:p>
          </table:table-cell>
          <table:table-cell table:formula="of:=[.B48]*POWER(2;1/12)" office:value-type="float" office:value="1864.65504607236" calcext:value-type="float">
            <text:p>1864,65504607236</text:p>
          </table:table-cell>
          <table:table-cell table:formula="of:=1000*cel/[.B49]" office:value-type="float" office:value="183.948232528307" calcext:value-type="float">
            <text:p>183,948232528307</text:p>
          </table:table-cell>
          <table:table-cell table:formula="of:=[.D50]" office:value-type="float" office:value="7.5" calcext:value-type="float">
            <text:p>7,5</text:p>
          </table:table-cell>
          <table:table-cell table:formula="of:=[.E50]" office:value-type="float" office:value="15" calcext:value-type="float">
            <text:p>15</text:p>
          </table:table-cell>
          <table:table-cell table:formula="of:=[.F50]" office:value-type="float" office:value="5" calcext:value-type="float">
            <text:p>5</text:p>
          </table:table-cell>
          <table:table-cell table:formula="of:=3.141592654*[.D49]*[.D49]+[.D49]*[.E49]*2" office:value-type="float" office:value="401.7145867875" calcext:value-type="float">
            <text:p>401,7145867875</text:p>
          </table:table-cell>
          <table:table-cell table:formula="of:=2*(3.141592654*[.D49]+[.E49])" office:value-type="float" office:value="77.12388981" calcext:value-type="float">
            <text:p>77,12388981</text:p>
          </table:table-cell>
          <table:table-cell table:formula="of:=4*[.G49]/[.H49]" office:value-type="float" office:value="20.8347679442596" calcext:value-type="float">
            <text:p>20,8347679442596</text:p>
          </table:table-cell>
          <table:table-cell table:formula="of:=[.F49]+0.3*[.I49]" office:value-type="float" office:value="11.2504303832779" calcext:value-type="float">
            <text:p>11,2504303832779</text:p>
          </table:table-cell>
          <table:table-cell table:style-name="ce22" table:formula="of:=1000000*[.G49]*[.F49]*POWER(cel/2/PI()/[.B49]/[.J49];2)" office:value-type="float" office:value="13601.3129931725" calcext:value-type="float">
            <text:p>13601,3129931725</text:p>
          </table:table-cell>
          <table:table-cell table:formula="of:=[.L50]" office:value-type="float" office:value="15" calcext:value-type="float">
            <text:p>15</text:p>
          </table:table-cell>
          <table:table-cell table:style-name="ce22" table:formula="of:=[.C49]/2" office:value-type="float" office:value="91.9741162641536" calcext:value-type="float">
            <text:p>91,9741162641536</text:p>
          </table:table-cell>
          <table:table-cell table:style-name="ce22" table:formula="of:=[.K49]/[.L49]/[.M49]" office:value-type="float" office:value="9.85879763107043" calcext:value-type="float">
            <text:p>9,858797631070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6</text:p>
          </table:table-cell>
          <table:table-cell table:formula="of:=[.B49]*POWER(2;1/12)" office:value-type="float" office:value="1975.5332050245" calcext:value-type="float">
            <text:p>1975,5332050245</text:p>
          </table:table-cell>
          <table:table-cell table:formula="of:=1000*cel/[.B50]" office:value-type="float" office:value="173.624011546668" calcext:value-type="float">
            <text:p>173,624011546668</text:p>
          </table:table-cell>
          <table:table-cell table:formula="of:=[.D51]" office:value-type="float" office:value="7.5" calcext:value-type="float">
            <text:p>7,5</text:p>
          </table:table-cell>
          <table:table-cell table:formula="of:=[.E51]" office:value-type="float" office:value="15" calcext:value-type="float">
            <text:p>15</text:p>
          </table:table-cell>
          <table:table-cell table:formula="of:=[.F51]" office:value-type="float" office:value="5" calcext:value-type="float">
            <text:p>5</text:p>
          </table:table-cell>
          <table:table-cell table:formula="of:=3.141592654*[.D50]*[.D50]+[.D50]*[.E50]*2" office:value-type="float" office:value="401.7145867875" calcext:value-type="float">
            <text:p>401,7145867875</text:p>
          </table:table-cell>
          <table:table-cell table:formula="of:=2*(3.141592654*[.D50]+[.E50])" office:value-type="float" office:value="77.12388981" calcext:value-type="float">
            <text:p>77,12388981</text:p>
          </table:table-cell>
          <table:table-cell table:formula="of:=4*[.G50]/[.H50]" office:value-type="float" office:value="20.8347679442596" calcext:value-type="float">
            <text:p>20,8347679442596</text:p>
          </table:table-cell>
          <table:table-cell table:formula="of:=[.F50]+0.3*[.I50]" office:value-type="float" office:value="11.2504303832779" calcext:value-type="float">
            <text:p>11,2504303832779</text:p>
          </table:table-cell>
          <table:table-cell table:style-name="ce22" table:formula="of:=1000000*[.G50]*[.F50]*POWER(cel/2/PI()/[.B50]/[.J50];2)" office:value-type="float" office:value="12117.3923106429" calcext:value-type="float">
            <text:p>12117,3923106429</text:p>
          </table:table-cell>
          <table:table-cell table:formula="of:=[.L51]" office:value-type="float" office:value="15" calcext:value-type="float">
            <text:p>15</text:p>
          </table:table-cell>
          <table:table-cell table:style-name="ce22" table:formula="of:=[.C50]/2" office:value-type="float" office:value="86.8120057733342" calcext:value-type="float">
            <text:p>86,8120057733342</text:p>
          </table:table-cell>
          <table:table-cell table:style-name="ce22" table:formula="of:=[.K50]/[.L50]/[.M50]" office:value-type="float" office:value="9.30546583789451" calcext:value-type="float">
            <text:p>9,305465837894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7</text:p>
          </table:table-cell>
          <table:table-cell table:formula="of:=[.B50]*POWER(2;1/12)" office:value-type="float" office:value="2093.00452240479" calcext:value-type="float">
            <text:p>2093,00452240479</text:p>
          </table:table-cell>
          <table:table-cell table:formula="of:=1000*cel/[.B51]" office:value-type="float" office:value="163.87924456365" calcext:value-type="float">
            <text:p>163,87924456365</text:p>
          </table:table-cell>
          <table:table-cell table:formula="of:=[.D52]" office:value-type="float" office:value="7.5" calcext:value-type="float">
            <text:p>7,5</text:p>
          </table:table-cell>
          <table:table-cell table:formula="of:=[.E52]" office:value-type="float" office:value="15" calcext:value-type="float">
            <text:p>15</text:p>
          </table:table-cell>
          <table:table-cell table:formula="of:=[.F52]" office:value-type="float" office:value="5" calcext:value-type="float">
            <text:p>5</text:p>
          </table:table-cell>
          <table:table-cell table:formula="of:=3.141592654*[.D51]*[.D51]+[.D51]*[.E51]*2" office:value-type="float" office:value="401.7145867875" calcext:value-type="float">
            <text:p>401,7145867875</text:p>
          </table:table-cell>
          <table:table-cell table:formula="of:=2*(3.141592654*[.D51]+[.E51])" office:value-type="float" office:value="77.12388981" calcext:value-type="float">
            <text:p>77,12388981</text:p>
          </table:table-cell>
          <table:table-cell table:formula="of:=4*[.G51]/[.H51]" office:value-type="float" office:value="20.8347679442596" calcext:value-type="float">
            <text:p>20,8347679442596</text:p>
          </table:table-cell>
          <table:table-cell table:formula="of:=[.F51]+0.3*[.I51]" office:value-type="float" office:value="11.2504303832779" calcext:value-type="float">
            <text:p>11,2504303832779</text:p>
          </table:table-cell>
          <table:table-cell table:style-name="ce22" table:formula="of:=1000000*[.G51]*[.F51]*POWER(cel/2/PI()/[.B51]/[.J51];2)" office:value-type="float" office:value="10795.3692767554" calcext:value-type="float">
            <text:p>10795,3692767554</text:p>
          </table:table-cell>
          <table:table-cell table:formula="of:=[.L52]" office:value-type="float" office:value="15" calcext:value-type="float">
            <text:p>15</text:p>
          </table:table-cell>
          <table:table-cell table:style-name="ce22" table:formula="of:=[.C51]/2" office:value-type="float" office:value="81.939622281825" calcext:value-type="float">
            <text:p>81,939622281825</text:p>
          </table:table-cell>
          <table:table-cell table:style-name="ce22" table:formula="of:=[.K51]/[.L51]/[.M51]" office:value-type="float" office:value="8.78319017192566" calcext:value-type="float">
            <text:p>8,783190171925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#7</text:p>
          </table:table-cell>
          <table:table-cell table:formula="of:=[.B51]*POWER(2;1/12)" office:value-type="float" office:value="2217.46104781498" calcext:value-type="float">
            <text:p>2217,46104781498</text:p>
          </table:table-cell>
          <table:table-cell table:formula="of:=1000*cel/[.B52]" office:value-type="float" office:value="154.68140932531" calcext:value-type="float">
            <text:p>154,68140932531</text:p>
          </table:table-cell>
          <table:table-cell table:formula="of:=[.D53]" office:value-type="float" office:value="7.5" calcext:value-type="float">
            <text:p>7,5</text:p>
          </table:table-cell>
          <table:table-cell table:formula="of:=[.E53]" office:value-type="float" office:value="15" calcext:value-type="float">
            <text:p>15</text:p>
          </table:table-cell>
          <table:table-cell table:formula="of:=[.F53]" office:value-type="float" office:value="5" calcext:value-type="float">
            <text:p>5</text:p>
          </table:table-cell>
          <table:table-cell table:formula="of:=3.141592654*[.D52]*[.D52]+[.D52]*[.E52]*2" office:value-type="float" office:value="401.7145867875" calcext:value-type="float">
            <text:p>401,7145867875</text:p>
          </table:table-cell>
          <table:table-cell table:formula="of:=2*(3.141592654*[.D52]+[.E52])" office:value-type="float" office:value="77.12388981" calcext:value-type="float">
            <text:p>77,12388981</text:p>
          </table:table-cell>
          <table:table-cell table:formula="of:=4*[.G52]/[.H52]" office:value-type="float" office:value="20.8347679442596" calcext:value-type="float">
            <text:p>20,8347679442596</text:p>
          </table:table-cell>
          <table:table-cell table:formula="of:=[.F52]+0.3*[.I52]" office:value-type="float" office:value="11.2504303832779" calcext:value-type="float">
            <text:p>11,2504303832779</text:p>
          </table:table-cell>
          <table:table-cell table:style-name="ce22" table:formula="of:=1000000*[.G52]*[.F52]*POWER(cel/2/PI()/[.B52]/[.J52];2)" office:value-type="float" office:value="9617.58065051298" calcext:value-type="float">
            <text:p>9617,58065051298</text:p>
          </table:table-cell>
          <table:table-cell table:formula="of:=[.L53]" office:value-type="float" office:value="15" calcext:value-type="float">
            <text:p>15</text:p>
          </table:table-cell>
          <table:table-cell table:style-name="ce22" table:formula="of:=[.C52]/2" office:value-type="float" office:value="77.3407046626551" calcext:value-type="float">
            <text:p>77,3407046626551</text:p>
          </table:table-cell>
          <table:table-cell table:style-name="ce22" table:formula="of:=[.K52]/[.L52]/[.M52]" office:value-type="float" office:value="8.29022758667894" calcext:value-type="float">
            <text:p>8,290227586678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7</text:p>
          </table:table-cell>
          <table:table-cell table:formula="of:=[.B52]*POWER(2;1/12)" office:value-type="float" office:value="2349.31814333926" calcext:value-type="float">
            <text:p>2349,31814333926</text:p>
          </table:table-cell>
          <table:table-cell table:formula="of:=1000*cel/[.B53]" office:value-type="float" office:value="145.999808911563" calcext:value-type="float">
            <text:p>145,999808911563</text:p>
          </table:table-cell>
          <table:table-cell table:formula="of:=[.D54]" office:value-type="float" office:value="7.5" calcext:value-type="float">
            <text:p>7,5</text:p>
          </table:table-cell>
          <table:table-cell table:formula="of:=[.E54]" office:value-type="float" office:value="15" calcext:value-type="float">
            <text:p>15</text:p>
          </table:table-cell>
          <table:table-cell table:formula="of:=[.F54]" office:value-type="float" office:value="5" calcext:value-type="float">
            <text:p>5</text:p>
          </table:table-cell>
          <table:table-cell table:formula="of:=3.141592654*[.D53]*[.D53]+[.D53]*[.E53]*2" office:value-type="float" office:value="401.7145867875" calcext:value-type="float">
            <text:p>401,7145867875</text:p>
          </table:table-cell>
          <table:table-cell table:formula="of:=2*(3.141592654*[.D53]+[.E53])" office:value-type="float" office:value="77.12388981" calcext:value-type="float">
            <text:p>77,12388981</text:p>
          </table:table-cell>
          <table:table-cell table:formula="of:=4*[.G53]/[.H53]" office:value-type="float" office:value="20.8347679442596" calcext:value-type="float">
            <text:p>20,8347679442596</text:p>
          </table:table-cell>
          <table:table-cell table:formula="of:=[.F53]+0.3*[.I53]" office:value-type="float" office:value="11.2504303832779" calcext:value-type="float">
            <text:p>11,2504303832779</text:p>
          </table:table-cell>
          <table:table-cell table:style-name="ce22" table:formula="of:=1000000*[.G53]*[.F53]*POWER(cel/2/PI()/[.B53]/[.J53];2)" office:value-type="float" office:value="8568.29027315334" calcext:value-type="float">
            <text:p>8568,29027315334</text:p>
          </table:table-cell>
          <table:table-cell table:formula="of:=[.L54]" office:value-type="float" office:value="15" calcext:value-type="float">
            <text:p>15</text:p>
          </table:table-cell>
          <table:table-cell table:style-name="ce22" table:formula="of:=[.C53]/2" office:value-type="float" office:value="72.9999044557815" calcext:value-type="float">
            <text:p>72,9999044557815</text:p>
          </table:table-cell>
          <table:table-cell table:style-name="ce22" table:formula="of:=[.K53]/[.L53]/[.M53]" office:value-type="float" office:value="7.82493286535139" calcext:value-type="float">
            <text:p>7,824932865351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#7</text:p>
          </table:table-cell>
          <table:table-cell table:formula="of:=[.B53]*POWER(2;1/12)" office:value-type="float" office:value="2489.01586977665" calcext:value-type="float">
            <text:p>2489,01586977665</text:p>
          </table:table-cell>
          <table:table-cell table:formula="of:=1000*cel/[.B54]" office:value-type="float" office:value="137.80546928806" calcext:value-type="float">
            <text:p>137,80546928806</text:p>
          </table:table-cell>
          <table:table-cell table:formula="of:=[.D55]" office:value-type="float" office:value="7.5" calcext:value-type="float">
            <text:p>7,5</text:p>
          </table:table-cell>
          <table:table-cell table:formula="of:=[.E55]" office:value-type="float" office:value="15" calcext:value-type="float">
            <text:p>15</text:p>
          </table:table-cell>
          <table:table-cell table:formula="of:=[.F55]" office:value-type="float" office:value="5" calcext:value-type="float">
            <text:p>5</text:p>
          </table:table-cell>
          <table:table-cell table:formula="of:=3.141592654*[.D54]*[.D54]+[.D54]*[.E54]*2" office:value-type="float" office:value="401.7145867875" calcext:value-type="float">
            <text:p>401,7145867875</text:p>
          </table:table-cell>
          <table:table-cell table:formula="of:=2*(3.141592654*[.D54]+[.E54])" office:value-type="float" office:value="77.12388981" calcext:value-type="float">
            <text:p>77,12388981</text:p>
          </table:table-cell>
          <table:table-cell table:formula="of:=4*[.G54]/[.H54]" office:value-type="float" office:value="20.8347679442596" calcext:value-type="float">
            <text:p>20,8347679442596</text:p>
          </table:table-cell>
          <table:table-cell table:formula="of:=[.F54]+0.3*[.I54]" office:value-type="float" office:value="11.2504303832779" calcext:value-type="float">
            <text:p>11,2504303832779</text:p>
          </table:table-cell>
          <table:table-cell table:style-name="ce22" table:formula="of:=1000000*[.G54]*[.F54]*POWER(cel/2/PI()/[.B54]/[.J54];2)" office:value-type="float" office:value="7633.47882100665" calcext:value-type="float">
            <text:p>7633,47882100665</text:p>
          </table:table-cell>
          <table:table-cell table:formula="of:=[.L55]" office:value-type="float" office:value="15" calcext:value-type="float">
            <text:p>15</text:p>
          </table:table-cell>
          <table:table-cell table:style-name="ce22" table:formula="of:=[.C54]/2" office:value-type="float" office:value="68.90273464403" calcext:value-type="float">
            <text:p>68,90273464403</text:p>
          </table:table-cell>
          <table:table-cell table:style-name="ce22" table:formula="of:=[.K54]/[.L54]/[.M54]" office:value-type="float" office:value="7.38575313006394" calcext:value-type="float">
            <text:p>7,385753130063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7</text:p>
          </table:table-cell>
          <table:table-cell table:formula="of:=[.B54]*POWER(2;1/12)" office:value-type="float" office:value="2637.02045530296" calcext:value-type="float">
            <text:p>2637,02045530296</text:p>
          </table:table-cell>
          <table:table-cell table:formula="of:=1000*cel/[.B55]" office:value-type="float" office:value="130.071042608046" calcext:value-type="float">
            <text:p>130,071042608046</text:p>
          </table:table-cell>
          <table:table-cell table:formula="of:=[.D56]" office:value-type="float" office:value="7.5" calcext:value-type="float">
            <text:p>7,5</text:p>
          </table:table-cell>
          <table:table-cell table:formula="of:=[.E56]" office:value-type="float" office:value="15" calcext:value-type="float">
            <text:p>15</text:p>
          </table:table-cell>
          <table:table-cell table:formula="of:=[.F56]" office:value-type="float" office:value="5" calcext:value-type="float">
            <text:p>5</text:p>
          </table:table-cell>
          <table:table-cell table:formula="of:=3.141592654*[.D55]*[.D55]+[.D55]*[.E55]*2" office:value-type="float" office:value="401.7145867875" calcext:value-type="float">
            <text:p>401,7145867875</text:p>
          </table:table-cell>
          <table:table-cell table:formula="of:=2*(3.141592654*[.D55]+[.E55])" office:value-type="float" office:value="77.12388981" calcext:value-type="float">
            <text:p>77,12388981</text:p>
          </table:table-cell>
          <table:table-cell table:formula="of:=4*[.G55]/[.H55]" office:value-type="float" office:value="20.8347679442596" calcext:value-type="float">
            <text:p>20,8347679442596</text:p>
          </table:table-cell>
          <table:table-cell table:formula="of:=[.F55]+0.3*[.I55]" office:value-type="float" office:value="11.2504303832779" calcext:value-type="float">
            <text:p>11,2504303832779</text:p>
          </table:table-cell>
          <table:table-cell table:style-name="ce22" table:formula="of:=1000000*[.G55]*[.F55]*POWER(cel/2/PI()/[.B55]/[.J55];2)" office:value-type="float" office:value="6800.65649658625" calcext:value-type="float">
            <text:p>6800,65649658625</text:p>
          </table:table-cell>
          <table:table-cell table:formula="of:=[.L56]" office:value-type="float" office:value="15" calcext:value-type="float">
            <text:p>15</text:p>
          </table:table-cell>
          <table:table-cell table:style-name="ce22" table:formula="of:=[.C55]/2" office:value-type="float" office:value="65.035521304023" calcext:value-type="float">
            <text:p>65,035521304023</text:p>
          </table:table-cell>
          <table:table-cell table:style-name="ce22" table:formula="of:=[.K55]/[.L55]/[.M55]" office:value-type="float" office:value="6.97122265927577" calcext:value-type="float">
            <text:p>6,971222659275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7</text:p>
          </table:table-cell>
          <table:table-cell table:formula="of:=[.B55]*POWER(2;1/12)" office:value-type="float" office:value="2793.82585146403" calcext:value-type="float">
            <text:p>2793,82585146403</text:p>
          </table:table-cell>
          <table:table-cell table:formula="of:=1000*cel/[.B56]" office:value-type="float" office:value="122.770715941461" calcext:value-type="float">
            <text:p>122,770715941461</text:p>
          </table:table-cell>
          <table:table-cell table:formula="of:=[.D57]" office:value-type="float" office:value="7.5" calcext:value-type="float">
            <text:p>7,5</text:p>
          </table:table-cell>
          <table:table-cell table:formula="of:=[.E57]" office:value-type="float" office:value="15" calcext:value-type="float">
            <text:p>15</text:p>
          </table:table-cell>
          <table:table-cell table:formula="of:=[.F57]" office:value-type="float" office:value="5" calcext:value-type="float">
            <text:p>5</text:p>
          </table:table-cell>
          <table:table-cell table:formula="of:=3.141592654*[.D56]*[.D56]+[.D56]*[.E56]*2" office:value-type="float" office:value="401.7145867875" calcext:value-type="float">
            <text:p>401,7145867875</text:p>
          </table:table-cell>
          <table:table-cell table:formula="of:=2*(3.141592654*[.D56]+[.E56])" office:value-type="float" office:value="77.12388981" calcext:value-type="float">
            <text:p>77,12388981</text:p>
          </table:table-cell>
          <table:table-cell table:formula="of:=4*[.G56]/[.H56]" office:value-type="float" office:value="20.8347679442596" calcext:value-type="float">
            <text:p>20,8347679442596</text:p>
          </table:table-cell>
          <table:table-cell table:formula="of:=[.F56]+0.3*[.I56]" office:value-type="float" office:value="11.2504303832779" calcext:value-type="float">
            <text:p>11,2504303832779</text:p>
          </table:table-cell>
          <table:table-cell table:style-name="ce22" table:formula="of:=1000000*[.G56]*[.F56]*POWER(cel/2/PI()/[.B56]/[.J56];2)" office:value-type="float" office:value="6058.69615532146" calcext:value-type="float">
            <text:p>6058,69615532146</text:p>
          </table:table-cell>
          <table:table-cell table:formula="of:=[.L57]" office:value-type="float" office:value="15" calcext:value-type="float">
            <text:p>15</text:p>
          </table:table-cell>
          <table:table-cell table:style-name="ce22" table:formula="of:=[.C56]/2" office:value-type="float" office:value="61.3853579707303" calcext:value-type="float">
            <text:p>61,3853579707303</text:p>
          </table:table-cell>
          <table:table-cell table:style-name="ce22" table:formula="of:=[.K56]/[.L56]/[.M56]" office:value-type="float" office:value="6.57995799607496" calcext:value-type="float">
            <text:p>6,579957996074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#7</text:p>
          </table:table-cell>
          <table:table-cell table:formula="of:=[.B56]*POWER(2;1/12)" office:value-type="float" office:value="2959.95538169308" calcext:value-type="float">
            <text:p>2959,95538169308</text:p>
          </table:table-cell>
          <table:table-cell table:formula="of:=1000*cel/[.B57]" office:value-type="float" office:value="115.880125126686" calcext:value-type="float">
            <text:p>115,880125126686</text:p>
          </table:table-cell>
          <table:table-cell table:formula="of:=[.D58]" office:value-type="float" office:value="7.5" calcext:value-type="float">
            <text:p>7,5</text:p>
          </table:table-cell>
          <table:table-cell table:formula="of:=[.E58]" office:value-type="float" office:value="15" calcext:value-type="float">
            <text:p>15</text:p>
          </table:table-cell>
          <table:table-cell table:formula="of:=[.F58]" office:value-type="float" office:value="5" calcext:value-type="float">
            <text:p>5</text:p>
          </table:table-cell>
          <table:table-cell table:formula="of:=3.141592654*[.D57]*[.D57]+[.D57]*[.E57]*2" office:value-type="float" office:value="401.7145867875" calcext:value-type="float">
            <text:p>401,7145867875</text:p>
          </table:table-cell>
          <table:table-cell table:formula="of:=2*(3.141592654*[.D57]+[.E57])" office:value-type="float" office:value="77.12388981" calcext:value-type="float">
            <text:p>77,12388981</text:p>
          </table:table-cell>
          <table:table-cell table:formula="of:=4*[.G57]/[.H57]" office:value-type="float" office:value="20.8347679442596" calcext:value-type="float">
            <text:p>20,8347679442596</text:p>
          </table:table-cell>
          <table:table-cell table:formula="of:=[.F57]+0.3*[.I57]" office:value-type="float" office:value="11.2504303832779" calcext:value-type="float">
            <text:p>11,2504303832779</text:p>
          </table:table-cell>
          <table:table-cell table:style-name="ce22" table:formula="of:=1000000*[.G57]*[.F57]*POWER(cel/2/PI()/[.B57]/[.J57];2)" office:value-type="float" office:value="5397.68463837769" calcext:value-type="float">
            <text:p>5397,68463837769</text:p>
          </table:table-cell>
          <table:table-cell table:formula="of:=[.L58]" office:value-type="float" office:value="15" calcext:value-type="float">
            <text:p>15</text:p>
          </table:table-cell>
          <table:table-cell table:style-name="ce22" table:formula="of:=[.C57]/2" office:value-type="float" office:value="57.9400625633428" calcext:value-type="float">
            <text:p>57,9400625633428</text:p>
          </table:table-cell>
          <table:table-cell table:style-name="ce22" table:formula="of:=[.K57]/[.L57]/[.M57]" office:value-type="float" office:value="6.21065333101967" calcext:value-type="float">
            <text:p>6,210653331019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7</text:p>
          </table:table-cell>
          <table:table-cell table:formula="of:=[.B57]*POWER(2;1/12)" office:value-type="float" office:value="3135.963487854" calcext:value-type="float">
            <text:p>3135,963487854</text:p>
          </table:table-cell>
          <table:table-cell table:formula="of:=1000*cel/[.B58]" office:value-type="float" office:value="109.376273457419" calcext:value-type="float">
            <text:p>109,376273457419</text:p>
          </table:table-cell>
          <table:table-cell table:formula="of:=[.D59]" office:value-type="float" office:value="7.5" calcext:value-type="float">
            <text:p>7,5</text:p>
          </table:table-cell>
          <table:table-cell table:formula="of:=[.E59]" office:value-type="float" office:value="15" calcext:value-type="float">
            <text:p>15</text:p>
          </table:table-cell>
          <table:table-cell table:formula="of:=[.F59]" office:value-type="float" office:value="5" calcext:value-type="float">
            <text:p>5</text:p>
          </table:table-cell>
          <table:table-cell table:formula="of:=3.141592654*[.D58]*[.D58]+[.D58]*[.E58]*2" office:value-type="float" office:value="401.7145867875" calcext:value-type="float">
            <text:p>401,7145867875</text:p>
          </table:table-cell>
          <table:table-cell table:formula="of:=2*(3.141592654*[.D58]+[.E58])" office:value-type="float" office:value="77.12388981" calcext:value-type="float">
            <text:p>77,12388981</text:p>
          </table:table-cell>
          <table:table-cell table:formula="of:=4*[.G58]/[.H58]" office:value-type="float" office:value="20.8347679442596" calcext:value-type="float">
            <text:p>20,8347679442596</text:p>
          </table:table-cell>
          <table:table-cell table:formula="of:=[.F58]+0.3*[.I58]" office:value-type="float" office:value="11.2504303832779" calcext:value-type="float">
            <text:p>11,2504303832779</text:p>
          </table:table-cell>
          <table:table-cell table:style-name="ce22" table:formula="of:=1000000*[.G58]*[.F58]*POWER(cel/2/PI()/[.B58]/[.J58];2)" office:value-type="float" office:value="4808.79032525649" calcext:value-type="float">
            <text:p>4808,79032525649</text:p>
          </table:table-cell>
          <table:table-cell table:formula="of:=[.L59]" office:value-type="float" office:value="15" calcext:value-type="float">
            <text:p>15</text:p>
          </table:table-cell>
          <table:table-cell table:style-name="ce22" table:formula="of:=[.C58]/2" office:value-type="float" office:value="54.6881367287095" calcext:value-type="float">
            <text:p>54,6881367287095</text:p>
          </table:table-cell>
          <table:table-cell table:style-name="ce22" table:formula="of:=[.K58]/[.L58]/[.M58]" office:value-type="float" office:value="5.86207614412046" calcext:value-type="float">
            <text:p>5,862076144120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#7</text:p>
          </table:table-cell>
          <table:table-cell table:formula="of:=[.B58]*POWER(2;1/12)" office:value-type="float" office:value="3322.43758063956" calcext:value-type="float">
            <text:p>3322,43758063956</text:p>
          </table:table-cell>
          <table:table-cell table:formula="of:=1000*cel/[.B59]" office:value-type="float" office:value="103.237454933306" calcext:value-type="float">
            <text:p>103,237454933306</text:p>
          </table:table-cell>
          <table:table-cell table:formula="of:=[.D60]" office:value-type="float" office:value="7.5" calcext:value-type="float">
            <text:p>7,5</text:p>
          </table:table-cell>
          <table:table-cell table:formula="of:=[.E60]" office:value-type="float" office:value="15" calcext:value-type="float">
            <text:p>15</text:p>
          </table:table-cell>
          <table:table-cell table:formula="of:=[.F60]" office:value-type="float" office:value="5" calcext:value-type="float">
            <text:p>5</text:p>
          </table:table-cell>
          <table:table-cell table:formula="of:=3.141592654*[.D59]*[.D59]+[.D59]*[.E59]*2" office:value-type="float" office:value="401.7145867875" calcext:value-type="float">
            <text:p>401,7145867875</text:p>
          </table:table-cell>
          <table:table-cell table:formula="of:=2*(3.141592654*[.D59]+[.E59])" office:value-type="float" office:value="77.12388981" calcext:value-type="float">
            <text:p>77,12388981</text:p>
          </table:table-cell>
          <table:table-cell table:formula="of:=4*[.G59]/[.H59]" office:value-type="float" office:value="20.8347679442596" calcext:value-type="float">
            <text:p>20,8347679442596</text:p>
          </table:table-cell>
          <table:table-cell table:formula="of:=[.F59]+0.3*[.I59]" office:value-type="float" office:value="11.2504303832779" calcext:value-type="float">
            <text:p>11,2504303832779</text:p>
          </table:table-cell>
          <table:table-cell table:style-name="ce22" table:formula="of:=1000000*[.G59]*[.F59]*POWER(cel/2/PI()/[.B59]/[.J59];2)" office:value-type="float" office:value="4284.14513657667" calcext:value-type="float">
            <text:p>4284,14513657667</text:p>
          </table:table-cell>
          <table:table-cell table:formula="of:=[.L60]" office:value-type="float" office:value="15" calcext:value-type="float">
            <text:p>15</text:p>
          </table:table-cell>
          <table:table-cell table:style-name="ce22" table:formula="of:=[.C59]/2" office:value-type="float" office:value="51.6187274666531" calcext:value-type="float">
            <text:p>51,6187274666531</text:p>
          </table:table-cell>
          <table:table-cell table:style-name="ce22" table:formula="of:=[.K59]/[.L59]/[.M59]" office:value-type="float" office:value="5.53306309141945" calcext:value-type="float">
            <text:p>5,533063091419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7</text:p>
          </table:table-cell>
          <table:table-cell table:formula="of:=[.B59]*POWER(2;1/12)" office:value-type="float" office:value="3520" calcext:value-type="float">
            <text:p>3520</text:p>
          </table:table-cell>
          <table:table-cell table:formula="of:=1000*cel/[.B60]" office:value-type="float" office:value="97.4431818181818" calcext:value-type="float">
            <text:p>97,4431818181818</text:p>
          </table:table-cell>
          <table:table-cell table:formula="of:=[.D61]" office:value-type="float" office:value="7.5" calcext:value-type="float">
            <text:p>7,5</text:p>
          </table:table-cell>
          <table:table-cell table:formula="of:=[.E61]" office:value-type="float" office:value="15" calcext:value-type="float">
            <text:p>15</text:p>
          </table:table-cell>
          <table:table-cell table:formula="of:=[.F61]" office:value-type="float" office:value="5" calcext:value-type="float">
            <text:p>5</text:p>
          </table:table-cell>
          <table:table-cell table:formula="of:=3.141592654*[.D60]*[.D60]+[.D60]*[.E60]*2" office:value-type="float" office:value="401.7145867875" calcext:value-type="float">
            <text:p>401,7145867875</text:p>
          </table:table-cell>
          <table:table-cell table:formula="of:=2*(3.141592654*[.D60]+[.E60])" office:value-type="float" office:value="77.12388981" calcext:value-type="float">
            <text:p>77,12388981</text:p>
          </table:table-cell>
          <table:table-cell table:formula="of:=4*[.G60]/[.H60]" office:value-type="float" office:value="20.8347679442596" calcext:value-type="float">
            <text:p>20,8347679442596</text:p>
          </table:table-cell>
          <table:table-cell table:formula="of:=[.F60]+0.3*[.I60]" office:value-type="float" office:value="11.2504303832779" calcext:value-type="float">
            <text:p>11,2504303832779</text:p>
          </table:table-cell>
          <table:table-cell table:style-name="ce22" table:formula="of:=1000000*[.G60]*[.F60]*POWER(cel/2/PI()/[.B60]/[.J60];2)" office:value-type="float" office:value="3816.73941050332" calcext:value-type="float">
            <text:p>3816,73941050332</text:p>
          </table:table-cell>
          <table:table-cell table:formula="of:=[.L61]" office:value-type="float" office:value="15" calcext:value-type="float">
            <text:p>15</text:p>
          </table:table-cell>
          <table:table-cell table:style-name="ce22" table:formula="of:=[.C60]/2" office:value-type="float" office:value="48.7215909090909" calcext:value-type="float">
            <text:p>48,7215909090909</text:p>
          </table:table-cell>
          <table:table-cell table:style-name="ce22" table:formula="of:=[.K60]/[.L60]/[.M60]" office:value-type="float" office:value="5.22251612243798" calcext:value-type="float">
            <text:p>5,222516122437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#7</text:p>
          </table:table-cell>
          <table:table-cell table:formula="of:=[.B60]*POWER(2;1/12)" office:value-type="float" office:value="3729.31009214472" calcext:value-type="float">
            <text:p>3729,31009214472</text:p>
          </table:table-cell>
          <table:table-cell table:formula="of:=1000*cel/[.B61]" office:value-type="float" office:value="91.9741162641536" calcext:value-type="float">
            <text:p>91,9741162641536</text:p>
          </table:table-cell>
          <table:table-cell table:formula="of:=[.D62]" office:value-type="float" office:value="7.5" calcext:value-type="float">
            <text:p>7,5</text:p>
          </table:table-cell>
          <table:table-cell table:formula="of:=[.E62]" office:value-type="float" office:value="15" calcext:value-type="float">
            <text:p>15</text:p>
          </table:table-cell>
          <table:table-cell table:formula="of:=[.F62]" office:value-type="float" office:value="5" calcext:value-type="float">
            <text:p>5</text:p>
          </table:table-cell>
          <table:table-cell table:formula="of:=3.141592654*[.D61]*[.D61]+[.D61]*[.E61]*2" office:value-type="float" office:value="401.7145867875" calcext:value-type="float">
            <text:p>401,7145867875</text:p>
          </table:table-cell>
          <table:table-cell table:formula="of:=2*(3.141592654*[.D61]+[.E61])" office:value-type="float" office:value="77.12388981" calcext:value-type="float">
            <text:p>77,12388981</text:p>
          </table:table-cell>
          <table:table-cell table:formula="of:=4*[.G61]/[.H61]" office:value-type="float" office:value="20.8347679442596" calcext:value-type="float">
            <text:p>20,8347679442596</text:p>
          </table:table-cell>
          <table:table-cell table:formula="of:=[.F61]+0.3*[.I61]" office:value-type="float" office:value="11.2504303832779" calcext:value-type="float">
            <text:p>11,2504303832779</text:p>
          </table:table-cell>
          <table:table-cell table:style-name="ce22" table:formula="of:=1000000*[.G61]*[.F61]*POWER(cel/2/PI()/[.B61]/[.J61];2)" office:value-type="float" office:value="3400.32824829313" calcext:value-type="float">
            <text:p>3400,32824829313</text:p>
          </table:table-cell>
          <table:table-cell table:formula="of:=[.L62]" office:value-type="float" office:value="15" calcext:value-type="float">
            <text:p>15</text:p>
          </table:table-cell>
          <table:table-cell table:style-name="ce22" table:formula="of:=[.C61]/2" office:value-type="float" office:value="45.9870581320768" calcext:value-type="float">
            <text:p>45,9870581320768</text:p>
          </table:table-cell>
          <table:table-cell table:style-name="ce22" table:formula="of:=[.K61]/[.L61]/[.M61]" office:value-type="float" office:value="4.92939881553521" calcext:value-type="float">
            <text:p>4,929398815535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7</text:p>
          </table:table-cell>
          <table:table-cell table:formula="of:=[.B61]*POWER(2;1/12)" office:value-type="float" office:value="3951.066410049" calcext:value-type="float">
            <text:p>3951,066410049</text:p>
          </table:table-cell>
          <table:table-cell table:formula="of:=1000*cel/[.B62]" office:value-type="float" office:value="86.8120057733342" calcext:value-type="float">
            <text:p>86,8120057733342</text:p>
          </table:table-cell>
          <table:table-cell table:formula="of:=[.D63]" office:value-type="float" office:value="7.5" calcext:value-type="float">
            <text:p>7,5</text:p>
          </table:table-cell>
          <table:table-cell table:formula="of:=[.E63]" office:value-type="float" office:value="15" calcext:value-type="float">
            <text:p>15</text:p>
          </table:table-cell>
          <table:table-cell table:formula="of:=[.F63]" office:value-type="float" office:value="5" calcext:value-type="float">
            <text:p>5</text:p>
          </table:table-cell>
          <table:table-cell table:formula="of:=3.141592654*[.D62]*[.D62]+[.D62]*[.E62]*2" office:value-type="float" office:value="401.7145867875" calcext:value-type="float">
            <text:p>401,7145867875</text:p>
          </table:table-cell>
          <table:table-cell table:formula="of:=2*(3.141592654*[.D62]+[.E62])" office:value-type="float" office:value="77.12388981" calcext:value-type="float">
            <text:p>77,12388981</text:p>
          </table:table-cell>
          <table:table-cell table:formula="of:=4*[.G62]/[.H62]" office:value-type="float" office:value="20.8347679442596" calcext:value-type="float">
            <text:p>20,8347679442596</text:p>
          </table:table-cell>
          <table:table-cell table:formula="of:=[.F62]+0.3*[.I62]" office:value-type="float" office:value="11.2504303832779" calcext:value-type="float">
            <text:p>11,2504303832779</text:p>
          </table:table-cell>
          <table:table-cell table:style-name="ce22" table:formula="of:=1000000*[.G62]*[.F62]*POWER(cel/2/PI()/[.B62]/[.J62];2)" office:value-type="float" office:value="3029.34807766073" calcext:value-type="float">
            <text:p>3029,34807766073</text:p>
          </table:table-cell>
          <table:table-cell table:formula="of:=[.L63]" office:value-type="float" office:value="15" calcext:value-type="float">
            <text:p>15</text:p>
          </table:table-cell>
          <table:table-cell table:style-name="ce22" table:formula="of:=[.C62]/2" office:value-type="float" office:value="43.4060028866671" calcext:value-type="float">
            <text:p>43,4060028866671</text:p>
          </table:table-cell>
          <table:table-cell table:style-name="ce22" table:formula="of:=[.K62]/[.L62]/[.M62]" office:value-type="float" office:value="4.65273291894725" calcext:value-type="float">
            <text:p>4,652732918947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8</text:p>
          </table:table-cell>
          <table:table-cell table:formula="of:=[.B62]*POWER(2;1/12)" office:value-type="float" office:value="4186.00904480958" calcext:value-type="float">
            <text:p>4186,00904480958</text:p>
          </table:table-cell>
          <table:table-cell table:formula="of:=1000*cel/[.B63]" office:value-type="float" office:value="81.939622281825" calcext:value-type="float">
            <text:p>81,939622281825</text:p>
          </table:table-cell>
          <table:table-cell office:value-type="float" office:value="7.5" calcext:value-type="float">
            <text:p>7,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3.141592654*[.D63]*[.D63]+[.D63]*[.E63]*2" office:value-type="float" office:value="401.7145867875" calcext:value-type="float">
            <text:p>401,7145867875</text:p>
          </table:table-cell>
          <table:table-cell table:formula="of:=2*(3.141592654*[.D63]+[.E63])" office:value-type="float" office:value="77.12388981" calcext:value-type="float">
            <text:p>77,12388981</text:p>
          </table:table-cell>
          <table:table-cell table:formula="of:=4*[.G63]/[.H63]" office:value-type="float" office:value="20.8347679442596" calcext:value-type="float">
            <text:p>20,8347679442596</text:p>
          </table:table-cell>
          <table:table-cell table:formula="of:=[.F63]+0.3*[.I63]" office:value-type="float" office:value="11.2504303832779" calcext:value-type="float">
            <text:p>11,2504303832779</text:p>
          </table:table-cell>
          <table:table-cell table:style-name="ce22" table:formula="of:=1000000*[.G63]*[.F63]*POWER(cel/2/PI()/[.B63]/[.J63];2)" office:value-type="float" office:value="2698.84231918885" calcext:value-type="float">
            <text:p>2698,84231918885</text:p>
          </table:table-cell>
          <table:table-cell office:value-type="float" office:value="15" calcext:value-type="float">
            <text:p>15</text:p>
          </table:table-cell>
          <table:table-cell table:style-name="ce22" table:formula="of:=[.C63]/2" office:value-type="float" office:value="40.9698111409125" calcext:value-type="float">
            <text:p>40,9698111409125</text:p>
          </table:table-cell>
          <table:table-cell table:style-name="ce22" table:formula="of:=[.K63]/[.L63]/[.M63]" office:value-type="float" office:value="4.39159508596283" calcext:value-type="float">
            <text:p>4,39159508596283</text:p>
          </table:table-cell>
          <table:table-cell table:number-columns-repeated="1010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el" table:base-cell-address="$Feuille1.$B$1" table:cell-range-address="$Feuille1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/00/0000</text:date>, <text:time style:data-style-name="N2" text:time-value="23:51:48.1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21:34:48.320000000</meta:creation-date>
    <dc:date>2019-05-23T00:17:14.415000000</dc:date>
    <meta:editing-duration>PT6H33M33S</meta:editing-duration>
    <meta:editing-cycles>21</meta:editing-cycles>
    <meta:generator>LibreOffice/6.2.4.2$Windows_X86_64 LibreOffice_project/2412653d852ce75f65fbfa83fb7e7b669a126d64</meta:generator>
    <meta:document-statistic meta:table-count="1" meta:cell-count="803" meta:object-count="0"/>
  </office:meta>
</office:document-meta>
</file>